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9"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80" style:family="table-column">
      <style:table-column-properties fo:break-before="auto" style:column-width="0.7016in"/>
    </style:style>
    <style:style style:name="co81" style:family="table-column">
      <style:table-column-properties fo:break-before="auto" style:column-width="0.5417in"/>
    </style:style>
    <style:style style:name="co82" style:family="table-column">
      <style:table-column-properties fo:break-before="auto" style:column-width="1.148in"/>
    </style:style>
    <style:style style:name="co83" style:family="table-column">
      <style:table-column-properties fo:break-before="auto" style:column-width="1.6264in"/>
    </style:style>
    <style:style style:name="co84" style:family="table-column">
      <style:table-column-properties fo:break-before="auto" style:column-width="0.9035in"/>
    </style:style>
    <style:style style:name="co85" style:family="table-column">
      <style:table-column-properties fo:break-before="auto" style:column-width="3.3063in"/>
    </style:style>
    <style:style style:name="co86" style:family="table-column">
      <style:table-column-properties fo:break-before="auto" style:column-width="1.4409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57" style:family="table-column">
      <style:table-column-properties fo:break-before="auto" style:column-width="0.7228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co87" style:family="table-column">
      <style:table-column-properties fo:break-before="auto" style:column-width="1.4035in"/>
    </style:style>
    <style:style style:name="co88" style:family="table-column">
      <style:table-column-properties fo:break-before="auto" style:column-width="5.1252in"/>
    </style:style>
    <style:style style:name="co89" style:family="table-column">
      <style:table-column-properties fo:break-before="auto" style:column-width="2.7752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64" style:family="table-row">
      <style:table-row-properties style:row-height="0.1791in" fo:break-before="auto" style:use-optimal-row-height="true"/>
    </style:style>
    <style:style style:name="ro65" style:family="table-row">
      <style:table-row-properties style:row-height="0.6425in" fo:break-before="auto" style:use-optimal-row-height="true"/>
    </style:style>
    <style:style style:name="ro66" style:family="table-row">
      <style:table-row-properties style:row-height="0.3311in" fo:break-before="auto" style:use-optimal-row-height="true"/>
    </style:style>
    <style:style style:name="ro67" style:family="table-row">
      <style:table-row-properties style:row-height="1.4193in" fo:break-before="auto" style:use-optimal-row-height="true"/>
    </style:style>
    <style:style style:name="ro68" style:family="table-row">
      <style:table-row-properties style:row-height="0.9535in" fo:break-before="auto" style:use-optimal-row-height="true"/>
    </style:style>
    <style:style style:name="ro69" style:family="table-row">
      <style:table-row-properties style:row-height="0.798in" fo:break-before="auto" style:use-optimal-row-height="true"/>
    </style:style>
    <style:style style:name="ro70" style:family="table-row">
      <style:table-row-properties style:row-height="1.2638in" fo:break-before="auto" style:use-optimal-row-height="true"/>
    </style:style>
    <style:style style:name="ro71" style:family="table-row">
      <style:table-row-properties style:row-height="2.3528in" fo:break-before="auto" style:use-optimal-row-height="true"/>
    </style:style>
    <style:style style:name="ro72" style:family="table-row">
      <style:table-row-properties style:row-height="5.3063in" fo:break-before="auto" style:use-optimal-row-height="true"/>
    </style:style>
    <style:style style:name="ro73" style:family="table-row">
      <style:table-row-properties style:row-height="4.6846in" fo:break-before="auto" style:use-optimal-row-height="true"/>
    </style:style>
    <style:style style:name="ro74" style:family="table-row">
      <style:table-row-properties style:row-height="0.178in" fo:break-before="auto" style:use-optimal-row-height="true"/>
    </style:style>
    <style:style style:name="ro77" style:family="table-row">
      <style:table-row-properties style:row-height="0.4866in" fo:break-before="auto" style:use-optimal-row-height="true"/>
    </style:style>
    <style:style style:name="ro78" style:family="table-row">
      <style:table-row-properties style:row-height="1.7307in" fo:break-before="auto" style:use-optimal-row-height="true"/>
    </style:style>
    <style:style style:name="ro79" style:family="table-row">
      <style:table-row-properties style:row-height="1.1091in" fo:break-before="auto" style:use-optimal-row-height="true"/>
    </style:style>
    <style:style style:name="ro80" style:family="table-row">
      <style:table-row-properties style:row-height="2.5075in" fo:break-before="auto" style:use-optimal-row-height="true"/>
    </style:style>
    <style:style style:name="ro81" style:family="table-row">
      <style:table-row-properties style:row-height="1.1091in" fo:break-before="auto" style:use-optimal-row-height="true"/>
    </style:style>
    <style:style style:name="ro82" style:family="table-row">
      <style:table-row-properties style:row-height="4.2181in" fo:break-before="auto" style:use-optimal-row-height="true"/>
    </style:style>
    <style:style style:name="ro83" style:family="table-row">
      <style:table-row-properties style:row-height="2.2693in" fo:break-before="auto" style:use-optimal-row-height="true"/>
    </style:style>
    <style:style style:name="ro84" style:family="table-row">
      <style:table-row-properties style:row-height="1.5752in" fo:break-before="auto" style:use-optimal-row-height="true"/>
    </style:style>
    <style:style style:name="ro85" style:family="table-row">
      <style:table-row-properties style:row-height="2.1972in" fo:break-before="auto" style:use-optimal-row-height="true"/>
    </style:style>
    <style:style style:name="ro86" style:family="table-row">
      <style:table-row-properties style:row-height="2.0417in" fo:break-before="auto" style:use-optimal-row-height="true"/>
    </style:style>
    <style:style style:name="ro87" style:family="table-row">
      <style:table-row-properties style:row-height="1.8862in" fo:break-before="auto" style:use-optimal-row-height="true"/>
    </style:style>
    <style:style style:name="ro88" style:family="table-row">
      <style:table-row-properties style:row-height="3.5965in" fo:break-before="auto" style:use-optimal-row-height="true"/>
    </style:style>
    <style:style style:name="ro89" style:family="table-row">
      <style:table-row-properties style:row-height="4.0626in" fo:break-before="auto" style:use-optimal-row-height="true"/>
    </style:style>
    <style:style style:name="ro11" style:family="table-row">
      <style:table-row-properties style:row-height="1.397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0.9429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7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12"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47" style:family="table-row">
      <style:table-row-properties style:row-height="2.0417in" fo:break-before="auto" style:use-optimal-row-height="true"/>
    </style:style>
    <style:style style:name="ro48" style:family="table-row">
      <style:table-row-properties style:row-height="3.2854in" fo:break-before="auto" style:use-optimal-row-height="true"/>
    </style:style>
    <style:style style:name="ro75" style:family="table-row">
      <style:table-row-properties style:row-height="2.1346in" fo:break-before="auto" style:use-optimal-row-height="true"/>
    </style:style>
    <style:style style:name="ro76" style:family="table-row">
      <style:table-row-properties style:row-height="1.4193in" fo:break-before="auto" style:use-optimal-row-height="true"/>
    </style:style>
    <style:style style:name="ro33" style:family="table-row">
      <style:table-row-properties style:row-height="7.8665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ro99" style:family="table-row">
      <style:table-row-properties style:row-height="2.7673in" fo:break-before="auto" style:use-optimal-row-height="true"/>
    </style:style>
    <style:style style:name="ro100"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table-cell-properties style:text-align-source="fix" style:repeat-content="false" fo:wrap-option="wrap"/>
      <style:paragraph-properties fo:text-align="start"/>
      <style:text-properties style:text-position=""/>
    </style:style>
    <style:style style:name="ce14" style:family="table-cell" style:parent-style-name="Default" style:data-style-name="N100">
      <style:table-cell-properties style:text-align-source="fix" style:repeat-content="false" fo:wrap-option="wrap"/>
      <style:paragraph-properties fo:text-align="center"/>
      <style:text-properties style:text-position=""/>
    </style:style>
    <style:style style:name="ce2" style:family="table-cell" style:parent-style-name="Default">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paragraph-properties fo:text-align="end"/>
      <style:text-properties style:text-position=""/>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6"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8" style:family="table-cell" style:parent-style-name="Default">
      <style:table-cell-properties fo:wrap-option="wrap"/>
      <style:text-properties style:text-position="" style:font-size-complex="5.65000009536743pt"/>
    </style:style>
    <style:style style:name="ce9" style:family="table-cell" style:parent-style-name="Default">
      <style:table-cell-properties fo:wrap-option="wrap"/>
      <style:text-properties style:text-position="" style:font-size-complex="5.69999980926514pt"/>
    </style:style>
    <style:style style:name="ce10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1" style:family="table-cell" style:parent-style-name="Default">
      <style:table-cell-properties style:text-align-source="fix" style:repeat-content="false" fo:wrap-option="wrap"/>
      <style:paragraph-properties fo:text-align="end"/>
      <style:text-properties style:text-position=""/>
    </style:style>
    <style:style style:name="ce102" style:family="table-cell" style:parent-style-name="Default">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wrap"/>
      <style:text-properties style:text-position="" style:font-size-complex="5.65000009536743pt"/>
    </style:style>
    <style:style style:name="ce104" style:family="table-cell" style:parent-style-name="Default" style:data-style-name="N100">
      <style:table-cell-properties fo:wrap-option="wrap"/>
      <style:text-properties style:text-position="" style:font-size-complex="5.69999980926514pt"/>
    </style:style>
    <style:style style:name="ce105" style:family="table-cell" style:parent-style-name="Default" style:data-style-name="N100">
      <style:table-cell-properties fo:wrap-option="wrap"/>
      <style:text-properties style:text-position="" style:font-size-complex="5.65000009536743pt"/>
    </style:style>
    <style:style style:name="ce106" style:family="table-cell" style:parent-style-name="Default">
      <style:table-cell-properties style:text-align-source="fix" style:repeat-content="false" fo:wrap-option="wrap"/>
      <style:paragraph-properties fo:text-align="start" fo:margin-left="0in"/>
      <style:text-properties style:text-position=""/>
    </style:style>
    <style:style style:name="ce10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08"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09"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1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1" style:family="table-cell" style:parent-style-name="Default" style:data-style-name="N100">
      <style:table-cell-properties fo:wrap-option="wrap"/>
      <style:text-properties style:text-position="" fo:font-size="10pt" style:font-size-asian="10pt" style:font-size-complex="10pt"/>
    </style:style>
    <style:style style:name="ce112" style:family="table-cell" style:parent-style-name="Default">
      <style:table-cell-properties style:text-align-source="fix" style:repeat-content="false"/>
      <style:paragraph-properties fo:text-align="center"/>
      <style:text-properties style:text-position=""/>
    </style:style>
    <style:style style:name="ce113" style:family="table-cell" style:parent-style-name="Default" style:data-style-name="N100">
      <style:table-cell-properties style:text-align-source="fix" style:repeat-content="false" fo:wrap-option="wrap"/>
      <style:paragraph-properties fo:text-align="center"/>
      <style:text-properties style:text-position=""/>
    </style:style>
    <style:style style:name="ce85" style:family="table-cell" style:parent-style-name="Default">
      <style:table-cell-properties fo:wrap-option="no-wrap"/>
      <style:text-properties style:text-position="" style:font-name="Arial" style:font-name-asian="Arial Unicode MS1" style:font-name-complex="Arial Unicode MS1"/>
    </style:style>
    <style:style style:name="ce8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87" style:family="table-cell" style:parent-style-name="Default" style:data-style-name="N100">
      <style:text-properties style:text-position=""/>
    </style:style>
    <style:style style:name="ce88" style:family="table-cell" style:parent-style-name="Default" style:data-style-name="N100">
      <style:table-cell-properties fo:wrap-option="wrap"/>
      <style:text-properties style:text-position=""/>
    </style:style>
    <style:style style:name="ce89" style:family="table-cell" style:parent-style-name="Default" style:data-style-name="N100">
      <style:table-cell-properties style:text-align-source="fix" style:repeat-content="false"/>
      <style:paragraph-properties fo:text-align="end"/>
      <style:text-properties style:text-position=""/>
    </style:style>
    <style:style style:name="ce9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9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97" style:family="table-cell" style:parent-style-name="Default" style:data-style-name="N100">
      <style:table-cell-properties style:text-align-source="fix" style:repeat-content="false" fo:wrap-option="wrap"/>
      <style:paragraph-properties fo:text-align="end"/>
      <style:text-properties style:text-position=""/>
    </style:style>
    <style:style style:name="ce98" style:family="table-cell" style:parent-style-name="Default">
      <style:table-cell-properties fo:wrap-option="wrap"/>
      <style:text-properties style:text-position=""/>
    </style:style>
    <style:style style:name="ce99"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4" style:family="table-cell" style:parent-style-name="Default" style:data-style-name="N100">
      <style:table-cell-properties fo:wrap-option="wrap"/>
      <style:text-properties style:text-position="" style:font-size-complex="5.65000009536743pt"/>
    </style:style>
    <style:style style:name="ce26" style:family="table-cell" style:parent-style-name="Default">
      <style:table-cell-properties style:text-align-source="fix" style:repeat-content="false"/>
      <style:paragraph-properties fo:text-align="center"/>
      <style:text-properties style:text-position=""/>
    </style:style>
    <style:style style:name="ce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5"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end"/>
      <style:text-properties style:text-position=""/>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fo:wrap-option="wrap"/>
      <style:text-properties style:text-position="" fo:font-size="10pt" style:font-size-asian="8pt" style:font-size-complex="4.55000019073486pt"/>
    </style:style>
    <style:style style:name="ce43" style:family="table-cell" style:parent-style-name="Default" style:data-style-name="N100">
      <style:table-cell-properties fo:wrap-option="wrap"/>
      <style:text-properties style:text-position="" fo:font-size="10pt" style:font-size-asian="6.5pt" style:font-size-complex="3.70000004768372pt"/>
    </style:style>
    <style:style style:name="ce4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style:text-position=""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1" style:family="table-cell" style:parent-style-name="Default">
      <style:table-cell-properties style:text-align-source="fix" style:repeat-content="false" fo:wrap-option="wrap"/>
      <style:paragraph-properties fo:text-align="end"/>
      <style:text-properties style:text-position=""/>
    </style:style>
    <style:style style:name="ce54" style:family="table-cell" style:parent-style-name="Default">
      <style:table-cell-properties style:text-align-source="fix" style:repeat-content="false"/>
      <style:paragraph-properties fo:text-align="start"/>
      <style:text-properties style:text-position=""/>
    </style:style>
    <style:style style:name="ce55"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9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2"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23" style:family="table-cell" style:parent-style-name="Default" style:data-style-name="N100">
      <style:table-cell-properties fo:wrap-option="wrap"/>
      <style:text-properties style:text-position="" style:font-size-complex="5.69999980926514pt"/>
    </style:style>
    <style:style style:name="ce57" style:family="table-cell" style:parent-style-name="Default" style:data-style-name="N100">
      <style:table-cell-properties fo:wrap-option="wrap"/>
      <style:text-properties style:text-position="" fo:font-weight="normal" style:font-weight-asian="normal" style:font-weight-complex="normal"/>
    </style:style>
    <style:style style:name="ce58" style:family="table-cell" style:parent-style-name="Default" style:data-style-name="N100">
      <style:table-cell-properties fo:wrap-option="wrap"/>
      <style:text-properties style:text-position="" fo:font-size="10pt" style:font-size-asian="8pt" style:font-size-complex="4.59999990463257pt"/>
    </style:style>
    <style:style style:name="ce59" style:family="table-cell" style:parent-style-name="Default" style:data-style-name="N100">
      <style:table-cell-properties fo:wrap-option="wrap"/>
      <style:text-properties style:text-position="" fo:font-size="8pt" style:font-size-asian="8pt" style:font-size-complex="8pt"/>
    </style:style>
    <style:style style:name="ce60"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62" style:family="table-cell" style:parent-style-name="Default">
      <style:table-cell-properties style:text-align-source="fix" style:repeat-content="false"/>
      <style:paragraph-properties fo:text-align="end"/>
      <style:text-properties style:text-position=""/>
    </style:style>
    <style:style style:name="ce16" style:family="table-cell" style:parent-style-name="Default" style:data-style-name="N100">
      <style:text-properties style:text-position=""/>
    </style:style>
    <style:style style:name="ce2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64"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70"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text-properties style:text-position=""/>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78" style:family="table-cell" style:parent-style-name="Default">
      <style:table-cell-properties fo:wrap-option="wrap"/>
      <style:text-properties style:text-position="" fo:font-size="10pt" style:font-size-asian="10pt" style:font-size-complex="10pt"/>
    </style:style>
    <style:style style:name="ce79" style:family="table-cell" style:parent-style-name="Default">
      <style:text-properties style:text-position="" fo:font-weight="bold" style:font-weight-asian="bold" style:font-weight-complex="bold"/>
    </style:style>
    <style:style style:name="ce8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8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38"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9" style:family="table-cell" style:parent-style-name="Default" style:data-style-name="N100">
      <style:table-cell-properties fo:wrap-option="wrap"/>
    </style:style>
    <style:style style:name="ce140" style:family="table-cell" style:parent-style-name="Default">
      <style:table-cell-properties fo:wrap-option="wrap"/>
      <style:text-properties style:font-size-complex="5.65000009536743pt"/>
    </style:style>
    <style:style style:name="ce141"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142" style:family="table-cell" style:parent-style-name="Default">
      <style:table-cell-properties fo:wrap-option="wrap"/>
      <style:text-properties style:font-size-complex="5.69999980926514pt"/>
    </style:style>
    <style:style style:name="ce143" style:family="table-cell" style:parent-style-name="Default">
      <style:table-cell-properties fo:wrap-option="wrap"/>
    </style:style>
    <style:style style:name="ce144"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3" style:family="text">
      <style:text-properties fo:font-weight="normal" style:font-weight-asian="normal" style:font-weight-complex="normal"/>
    </style:style>
    <style:style style:name="T12" style:family="text">
      <style:text-properties fo:font-size="10pt" fo:font-weight="bold" style:font-size-asian="10pt" style:font-weight-asian="bold" style:font-size-complex="5.69999980926514pt" style:font-weight-complex="bold"/>
    </style:style>
    <style:style style:name="T14" style:family="text">
      <style:text-properties fo:font-size="10pt" fo:font-weight="normal" style:font-size-asian="10pt" style:font-weight-asian="normal" style:font-size-complex="5.69999980926514pt" style:font-weight-complex="normal"/>
    </style:style>
    <style:style style:name="T29" style:family="text">
      <style:text-properties fo:font-size="12pt" style:font-size-complex="5.69999980926514pt"/>
    </style:style>
    <style:style style:name="T59" style:family="text">
      <style:text-properties fo:font-size="12pt" fo:font-weight="bold" style:font-weight-asian="bold" style:font-size-complex="5.69999980926514pt" style:font-weight-complex="bold"/>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8" style:family="text">
      <style:text-properties style:font-size-asian="10pt" style:font-size-complex="5.69999980926514pt"/>
    </style:style>
    <style:style style:name="T10" style:family="text">
      <style:text-properties style:text-position="super 58%"/>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5" style:family="text">
      <style:text-properties fo:font-size="8pt" style:font-size-asian="8pt" style:font-size-complex="4.59999990463257pt"/>
    </style:style>
    <style:style style:name="T58"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89"/>
        <table:table-column table:style-name="co9" table:default-cell-style-name="ce89"/>
        <table:table-column table:style-name="co10" table:default-cell-style-name="ce97"/>
        <table:table-column table:style-name="co11" table:default-cell-style-name="ce101"/>
        <table:table-column table:style-name="co12" table:default-cell-style-name="ce88"/>
        <table:table-column table:style-name="co79" table:default-cell-style-name="ce98"/>
        <table:table-column table:style-name="co7" table:number-columns-repeated="1018" table:default-cell-style-name="Default"/>
        <table:table-row table:style-name="ro64">
          <table:table-cell table:style-name="ce85" office:value-type="string">
            <text:p>rluu: Note: Not all exact details about each date entry was included. <text:s/>This is because the text for each event was very dense and would have been like copying the book word-for-word. <text:s/></text:p>
          </table:table-cell>
          <table:table-cell table:style-name="ce90"/>
          <table:table-cell table:style-name="ce93"/>
          <table:table-cell table:style-name="ce99"/>
          <table:table-cell table:style-name="ce93"/>
          <table:table-cell table:style-name="ce99"/>
          <table:table-cell table:style-name="ce112" table:number-columns-repeated="1018"/>
        </table:table-row>
        <table:table-row table:style-name="ro64">
          <table:table-cell table:style-name="ce86" office:value-type="string">
            <text:p>Chapter</text:p>
          </table:table-cell>
          <table:table-cell table:style-name="ce86" office:value-type="string">
            <text:p>Page</text:p>
          </table:table-cell>
          <table:table-cell table:style-name="ce94" office:value-type="string">
            <text:p>Timestamp given</text:p>
          </table:table-cell>
          <table:table-cell table:style-name="ce100" office:value-type="string">
            <text:p>Actual timestamp</text:p>
          </table:table-cell>
          <table:table-cell table:style-name="ce94" office:value-type="string">
            <text:p>Event</text:p>
          </table:table-cell>
          <table:table-cell table:style-name="ce100" office:value-type="string">
            <text:p>Notes/Comments</text:p>
          </table:table-cell>
          <table:table-cell table:style-name="ce112" table:number-columns-repeated="1018"/>
        </table:table-row>
        <table:table-row table:style-name="ro65">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0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12" table:number-columns-repeated="1018"/>
        </table:table-row>
        <table:table-row table:style-name="ro66">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98"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12" table:number-columns-repeated="1018"/>
        </table:table-row>
        <table:table-row table:style-name="ro6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03"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text:span><text:span text:style-name="T1">months and days referred to in Daniel’s prophecies. Calculated that from </text:span><text:span text:style-name="T3">March, </text:span><text:span text:style-name="T3">1931</text:span><text:span text:style-name="T1">, until the end of </text:span><text:span text:style-name="T3">June, 1932</text:span><text:span text:style-name="T1">, would be troublesome times for the United </text:span><text:span text:style-name="T1">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12" table:number-columns-repeated="1018"/>
        </table:table-row>
        <table:table-row table:style-name="ro68">
          <table:table-cell table:style-name="ce87" office:value-type="string">
            <text:p>19</text:p>
          </table:table-cell>
          <table:table-cell table:style-name="ce87" office:value-type="string">
            <text:p>223</text:p>
          </table:table-cell>
          <table:table-cell table:style-name="ce95" office:value-type="string">
            <text:p>A few days before Christmas, 1927</text:p>
          </table:table-cell>
          <table:table-cell table:style-name="ce87"/>
          <table:table-cell table:style-name="ce104" office:value-type="string">
            <text:p><text:span text:style-name="T1"><text:s/></text:span><text:span text:style-name="T1">A few days before Christmas there was a big decline in the stock market. All kinds </text:span><text:span text:style-name="T1">of unfavorable rumors were afloat. Business conditions were bad. </text:span><text:span text:style-name="T3">War clouds </text:span><text:span text:style-name="T3">were gathering thick in Europe.</text:span><text:span text:style-name="T1"> Newspapers talked of the uncertainties in the </text:span><text:span text:style-name="T1">new year due to the coming presidential election. The public had lost confidence </text:span><text:span text:style-name="T1">and were selling stocks. Robert decided that this was the time to cash in so he </text:span><text:span text:style-name="T1">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112" table:number-columns-repeated="1018"/>
        </table:table-row>
        <table:table-row table:style-name="ro69">
          <table:table-cell table:style-name="ce88" office:value-type="string">
            <text:p>19</text:p>
          </table:table-cell>
          <table:table-cell table:style-name="ce88" office:value-type="string">
            <text:p>224</text:p>
          </table:table-cell>
          <table:table-cell table:style-name="ce96" office:value-type="string">
            <text:p>The <text:span text:style-name="T6">early part of 1928 </text:span></text:p>
          </table:table-cell>
          <table:table-cell table:style-name="ce88"/>
          <table:table-cell table:style-name="ce104" office:value-type="string">
            <text:p><text:span text:style-name="T1"><text:s/></text:span><text:span text:style-name="T1">In the early part of 1928 Robert calculated that </text:span><text:span text:style-name="T3">war was inevitable between </text:span><text:span text:style-name="T3">England and Russia</text:span><text:span text:style-name="T1">. He figured that the </text:span><text:span text:style-name="T3">war would start not later than the </text:span><text:span text:style-name="T3">summer </text:span><text:span text:style-name="T1">and that many nations would be involved and that later an attack on the </text:span><text:span text:style-name="T1">United States would come. His first airplane was now completed, -- a small one </text:span><text:span text:style-name="T1">according to the plan laid down by Ezekiel in the Bible.</text:span></text:p>
          </table:table-cell>
          <table:table-cell table:style-name="ce88"/>
          <table:table-cell table:style-name="ce113" table:number-columns-repeated="1018"/>
        </table:table-row>
        <table:table-row table:style-name="ro70">
          <table:table-cell table:style-name="ce88" office:value-type="string">
            <text:p>20</text:p>
          </table:table-cell>
          <table:table-cell table:style-name="ce88" office:value-type="string">
            <text:p>237</text:p>
          </table:table-cell>
          <table:table-cell table:style-name="ce96" office:value-type="string">
            <text:p>Approaching the end of 1928</text:p>
          </table:table-cell>
          <table:table-cell table:style-name="ce88"/>
          <table:table-cell table:style-name="ce104" office:value-type="string">
            <text:p><text:span text:style-name="T1">As the end of 1928 neared, war was already raging in Europe. </text:span><text:span text:style-name="T3">England and </text:span><text:span text:style-name="T3">Russia had already gone to war</text:span><text:span text:style-name="T1"> as Robert had predicted. </text:span><text:span text:style-name="T3">Complications were </text:span><text:span text:style-name="T3">developing quick and fast and war clouds were gathering</text:span><text:span text:style-name="T1">. Robert knew that it </text:span><text:span text:style-name="T1">was only a question of a short time when the United States with all of its gold </text:span><text:span text:style-name="T1">supply, would be attacked and there would be a great battle in the air. Great </text:span><text:span text:style-name="T1">progress had been made in aviation. </text:span><text:span text:style-name="T3">Airplanes were carrying mail at the rate of </text:span><text:span text:style-name="T3">300 miles per hour. </text:span><text:span text:style-name="T1">Passenger lines were now starting all over the United States. </text:span><text:span text:style-name="T1">"Marie the Angel of Mercy," Robert's great ship, was rapidly nearing completion.</text:span></text:p>
          </table:table-cell>
          <table:table-cell table:style-name="ce88"/>
          <table:table-cell table:style-name="ce113" table:number-columns-repeated="1018"/>
        </table:table-row>
        <table:table-row table:style-name="ro71">
          <table:table-cell table:style-name="ce88" office:value-type="string">
            <text:p>25</text:p>
          </table:table-cell>
          <table:table-cell table:style-name="ce88" office:value-type="string">
            <text:p>276, 277</text:p>
          </table:table-cell>
          <table:table-cell table:style-name="ce96" office:value-type="string">
            <text:p>Fall of 1929</text:p>
          </table:table-cell>
          <table:table-cell table:style-name="ce88"/>
          <table:table-cell table:style-name="ce105" office:value-type="string">
            <text:p>The war clouds had begun to appear as Robert had predicted. <text:s/><text:span text:style-name="T2"><text:s/>Spain and Japan</text:span></text:p>
            <text:p><text:span text:style-name="T1">were threatening the United States. Controversies over airplane airports arose. </text:span><text:span text:style-name="T1">Japan had forbidden the United States commercial ships to land on her soil. </text:span><text:span text:style-name="T1">Diplomatic relations were not smoothing affairs out and Robert knew that war was </text:span><text:span text:style-name="T1">inevitable. Spain had made rapid progress with airplanes and was anxious to try </text:span><text:span text:style-name="T1">her power against the United States. The United States Government was waking </text:span><text:span text:style-name="T1">up to the fact of their need of a greater air fleet and the Air Department was making </text:span><text:span text:style-name="T1">some great progress. Robert knew they were working on secret plans and knew </text:span><text:span text:style-name="T1">that he had something that could be used successfully at the right time. He was </text:span><text:span text:style-name="T1">spending money lavishly and </text:span><text:span text:style-name="T3">working to improve on his Ezekiel plane</text:span><text:span text:style-name="T1">. He was </text:span><text:span text:style-name="T1">keeping everything secret, sending out plans to different manufacturers and having </text:span><text:span text:style-name="T1">the parts made, </text:span><text:span text:style-name="T3">Walter and himself secretly putting the machine together</text:span><text:span text:style-name="T1">. <text:s/></text:span><text:span text:style-name="T2"><text:s/></text:span><text:span text:style-name="T2">The Government realizing the </text:span><text:span text:style-name="T1">increased demand for gasoline on account of the </text:span><text:span text:style-name="T1">large</text:span></text:p>
            <text:p><text:span text:style-name="T1">amount of airplanes used, knew that in time of war </text:span><text:span text:style-name="T3">their success would depend </text:span><text:span text:style-name="T3">upon the supply of oil and gas</text:span><text:span text:style-name="T1">.</text:span></text:p>
          </table:table-cell>
          <table:table-cell table:style-name="ce88"/>
          <table:table-cell table:style-name="ce113" table:number-columns-repeated="1018"/>
        </table:table-row>
        <table:table-row table:style-name="ro66">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72">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105" office:value-type="string">
            <text:p><text:span text:style-name="T2">The United States Government fearing that Japan </text:span><text:span text:style-name="T1">would make the first attack on </text:span><text:span text:style-name="T1">the </text:span><text:span text:style-name="T3">Pacific Coast either around Los Angeles or San Francisco, rushed the </text:span><text:span text:style-name="T3">battle fleet to the Pacific</text:span><text:span text:style-name="T1">. This proved to be one of the greatest mistakes of the </text:span><text:span text:style-name="T1">war. </text:span><text:span text:style-name="T3">As soon as the battleships cruised into the Pacific, Japan attacked from </text:span><text:span text:style-name="T3">the air with their noiseless airplanes and began dropping deadly bombs from </text:span><text:span text:style-name="T3">great heights.</text:span><text:span text:style-name="T1"> The anti-aircraft guns from the decks of the battleships were </text:span><text:span text:style-name="T1">powerless to reach the bombing planes at such great heights. Defeat was swift and </text:span><text:span text:style-name="T1">severe and only a few of the battleships escaped complete destruction from the </text:span><text:span text:style-name="T1">first attack. The United States Officers had found that the </text:span><text:span text:style-name="T3">Japanese planes could </text:span><text:span text:style-name="T3">rise more than twice the altitude of the United States planes. </text:span><text:span text:style-name="T1">They knew that </text:span><text:span text:style-name="T1">Japan had some invention that was superior to ours which enabled them to reach </text:span><text:span text:style-name="T1">such great heights that their airships were practically immune from attack. This </text:span><text:span text:style-name="T1">placed the United States at a great disadvantage as they were unable to protect </text:span><text:span text:style-name="T1">the coast cities from being destroyed by bombs from the Japanese planes. </text:span><text:span text:style-name="T2"><text:s/>A </text:span><text:span text:style-name="T2">council of war was held. The commanding officers </text:span><text:span text:style-name="T1">were called together. The </text:span><text:span text:style-name="T1">President hastily summoned the Cabinet. There was no minimizing the danger for </text:span><text:span text:style-name="T1">everyone knew that the ingenuity of </text:span><text:span text:style-name="T3">Japan had designed a superior fighting </text:span><text:span text:style-name="T3">plane; that this was to be a war in the air and that all old methods and </text:span><text:span text:style-name="T3">weapons of war were obsolete</text:span><text:span text:style-name="T1">; that the United States must move quick and fast </text:span><text:span text:style-name="T1">to prevent destruction of the Pacific Coast cities. <text:s/></text:span><text:span text:style-name="T2"><text:s/>They decided to confiscate the </text:span><text:span text:style-name="T2">large manufacturing </text:span><text:span text:style-name="T1">plants and start them on making new inventions and the </text:span><text:span text:style-name="T1">manufacture of airplanes. Central Steel was confiscated; also Major Motors and </text:span><text:span text:style-name="T1">Major Electric Co. The war council decided that they should scatter their air forces </text:span><text:span text:style-name="T1">from Brownsville, Texas, up to El Paso to protect the Rio Grande from attack thru </text:span><text:span text:style-name="T1">Mexico; that the battle line should extend up the Colorado River on across to </text:span><text:span text:style-name="T1">Portland and Seattle. The land forces were all rushed to the Coast, forming a battle </text:span><text:span text:style-name="T1">line from Brownsville, Texas, across to the Northwest to Seattle. It was decided </text:span><text:span text:style-name="T1">that this line should be held with reserve forces to be sent to support a second line </text:span><text:span text:style-name="T1">of defense running from San Diego up the Coast to Portland, to protect inland </text:span><text:span text:style-name="T1">invasion by the foe in case they were successful in capturing any of the coast </text:span><text:span text:style-name="T1">cities. People in Los Angeles and San Francisco were in a state of turmoil. </text:span><text:span text:style-name="T1">Thousands were leaving every day by train and airplane, going to the Grand </text:span><text:span text:style-name="T1">Canyon where there were no cities and they hoped they would be safe from </text:span><text:span text:style-name="T1">attacks. Others went to the central and eastern parts of the United States because </text:span><text:span text:style-name="T1">they feared attacks any day. Japan was quick to follow up her</text:span><text:span text:style-name="T3"> victory gained on </text:span><text:span text:style-name="T3">the water</text:span><text:span text:style-name="T1"> by attacking Los Angeles from the air in the middle of May.</text:span></text:p>
          </table:table-cell>
          <table:table-cell table:style-name="ce110" office:value-type="string">
            <text:p><text:span text:style-name="T7">Summary: Japan attacks the Pacific Coast (around LA and SF) with noiseless </text:span><text:span text:style-name="T7">airplanes. <text:s/>Destroys </text:span><text:span text:style-name="T8">many US battleships in the Pacific using bombs from </text:span><text:span text:style-name="T8">noiseless airplanes at great heights. <text:s/>US defeat was swift and severe. <text:s/>This was a </text:span><text:span text:style-name="T9">Japan victory gained on water.</text:span></text:p>
          </table:table-cell>
          <table:table-cell table:number-columns-repeated="1018"/>
        </table:table-row>
        <table:table-row table:style-name="ro73">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105" office:value-type="string">
            <text:p><text:span text:style-name="T1">Japan was quick to follow up her victory gained on the water by </text:span><text:span text:style-name="T3">attacking Los </text:span><text:span text:style-name="T3">Angeles from the air</text:span><text:span text:style-name="T1"> in the middle of May. </text:span><text:span text:style-name="T3">Here again the great value of the </text:span><text:span text:style-name="T3">silent motor was proved and the height to which the Japanese plane could </text:span><text:span text:style-name="T3">rise. </text:span><text:span text:style-name="T1">As the enemy stole over the city in the silence of the night, not a sound could </text:span><text:span text:style-name="T1">be heard from their motors at the great heights which they were sailing. Bombs </text:span><text:span text:style-name="T1">began to fall in the business section</text:span><text:span text:style-name="T2"> and the skyscrapers crumbled to pieces. </text:span><text:span text:style-name="T2">Every street </text:span><text:span text:style-name="T1">light was ordered out, leaving the city in total darkness. The people </text:span><text:span text:style-name="T1">were aroused at the first noise of exploding bombs and rushed out to find the city in </text:span><text:span text:style-name="T1">darkness. This caused a panic. Army officers tried to quiet the people and keep </text:span><text:span text:style-name="T1">them in their homes because they realized the danger if they rushed out into the </text:span><text:span text:style-name="T1">streets where the bombs were falling. Powerful searchlights were sweeping the sky </text:span><text:span text:style-name="T1">in an effort to locate the invading planes. </text:span><text:span text:style-name="T3">Then the giant aircraft guns were </text:span><text:span text:style-name="T3">trained on the enemy, but the distance was so great and the planes moving </text:span><text:span text:style-name="T3">so swiftly, that they were unable to do much damage. They only succeeded </text:span><text:span text:style-name="T3">in bringing down three of the bombing planes.</text:span><text:span text:style-name="T1"> </text:span><text:span text:style-name="T3">The United States scouting </text:span><text:span text:style-name="T3">planes were sent out immediately, followed by the fighting planes carrying 6-</text:span><text:span text:style-name="T3">inch guns. </text:span><text:span text:style-name="T1">They found that the</text:span><text:span text:style-name="T3"> Japanese planes were dropping bombs from a </text:span><text:span text:style-name="T3">height of 60,000 to 80,000 feet </text:span><text:span text:style-name="T1">and the </text:span><text:span text:style-name="T3">United States planes were unable to </text:span><text:span text:style-name="T3">rise high enough to attack them. </text:span><text:span text:style-name="T1">The battle waged thruout the night and when </text:span><text:span text:style-name="T1">the sun rose the next morning, the beautiful city of Los Angeles was in ruins. </text:span><text:span text:style-name="T3">Thousands of people bad been killed </text:span><text:span text:style-name="T1">and the most of the important buildings </text:span><text:span text:style-name="T1">had been destroyed. </text:span><text:span text:style-name="T3">The people of Los Angeles were more excited than they </text:span><text:span text:style-name="T3">had ever been during earthquakes. </text:span><text:span text:style-name="T1">The destruction and loss of life were so great </text:span><text:span text:style-name="T1">that everyone forgot all about their property and money and only thought of saving </text:span><text:span text:style-name="T1">their lives and protecting their loved ones. The commanding officers held a hasty </text:span><text:span text:style-name="T1">conference, realizing the great damage the enemy had done and the small </text:span><text:span text:style-name="T1">damage they had been able to inflict upon them and knowing </text:span><text:span text:style-name="T2"><text:s/>that the enemy </text:span><text:span text:style-name="T2">would follow this attack by more attacks </text:span><text:span text:style-name="T1">it was decided that to force the people to </text:span><text:span text:style-name="T1">remain meant certain death and a destruction of the balance of the valuable </text:span><text:span text:style-name="T1">property, so </text:span><text:span text:style-name="T3">the only thing to do was to move the people out as fast as </text:span><text:span text:style-name="T3">possible and surrender the city. </text:span><text:span text:style-name="T1">After the commanders had held this council, </text:span><text:span text:style-name="T1">news of their decision was conveyed to the subordinate officers.</text:span></text:p>
          </table:table-cell>
          <table:table-cell table:style-name="ce104" office:value-type="string">
            <text:p>Battle of Los Angeles, Japan attacked from the air. <text:s/>US to surrender. <text:s/>This was a night attack.</text:p>
          </table:table-cell>
          <table:table-cell table:number-columns-repeated="1018"/>
        </table:table-row>
        <table:table-row table:style-name="ro7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66">
          <table:table-cell office:value-type="string">
            <text:p>25</text:p>
          </table:table-cell>
          <table:table-cell office:value-type="string">
            <text:p>285</text:p>
          </table:table-cell>
          <table:table-cell office:value-type="string">
            <text:p>August 1, [1930]</text:p>
          </table:table-cell>
          <table:table-cell table:style-name="Default"/>
          <table:table-cell table:style-name="ce106"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77">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77">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7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7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7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74">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77">
          <table:table-cell office:value-type="string">
            <text:p>27</text:p>
          </table:table-cell>
          <table:table-cell office:value-type="string">
            <text:p>303</text:p>
          </table:table-cell>
          <table:table-cell office:value-type="string">
            <text:p>December 1930</text:p>
          </table:table-cell>
          <table:table-cell/>
          <table:table-cell table:style-name="ce105"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5">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7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77">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77">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68">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13">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5">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5">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66">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78">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text:span><text:span text:style-name="T5">was of great importance.</text:span></text:p>
          </table:table-cell>
          <table:table-cell office:value-type="string">
            <text:p>U.S. Celebrates the good news of victory of Cairo.</text:p>
          </table:table-cell>
          <table:table-cell table:number-columns-repeated="1018"/>
        </table:table-row>
        <table:table-row table:style-name="ro7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77">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text:span><text:span text:style-name="T5">South, East and West.</text:span></text:p>
          </table:table-cell>
          <table:table-cell office:value-type="string">
            <text:p>Surrender of St. Louis.</text:p>
          </table:table-cell>
          <table:table-cell table:number-columns-repeated="1018"/>
        </table:table-row>
        <table:table-row table:style-name="ro6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text:span><text:span text:style-name="T5">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text:span><text:span text:style-name="T1">Government rushed reinforcements and the new long-range gun on our large </text:span><text:span text:style-name="T1">cruising airships was able to do effective work for a long time in protecting </text:span><text:span text:style-name="T1">Chicago. England lost heavily in the</text:span><text:span text:style-name="T3"> battle around the Great Lakes </text:span><text:span text:style-name="T1">because </text:span><text:span text:style-name="T1">Canada was helping us there, but the blow was heavy to the United States. Our </text:span><text:span text:style-name="T1">losses in men and planes were tremendous.</text:span></text:p>
          </table:table-cell>
          <table:table-cell office:value-type="string">
            <text:p>Battle around the Great Lakes.</text:p>
          </table:table-cell>
          <table:table-cell table:number-columns-repeated="1018"/>
        </table:table-row>
        <table:table-row table:style-name="ro70">
          <table:table-cell office:value-type="string">
            <text:p>28</text:p>
          </table:table-cell>
          <table:table-cell office:value-type="string">
            <text:p>317</text:p>
          </table:table-cell>
          <table:table-cell office:value-type="string">
            <text:p>Early part of September 1931</text:p>
          </table:table-cell>
          <table:table-cell/>
          <table:table-cell table:style-name="ce105" office:value-type="string">
            <text:p><text:span text:style-name="T1"><text:s/></text:span><text:span text:style-name="T1">In the early part of September, 1931, it was plain from the skirmishes which had </text:span><text:span text:style-name="T1">been taking place around the Great Lakes that </text:span><text:span text:style-name="T3">the enemy was trying to attack </text:span><text:span text:style-name="T3">Chicago</text:span><text:span text:style-name="T1"> and it was only a question of time when they would break thru and make </text:span><text:span text:style-name="T1">the attack. The United States officers were well aware of the fact that if Chicago fell </text:span><text:span text:style-name="T1">into the hands of the enemy, it would place the United States at a greater </text:span><text:span text:style-name="T1">disadvantage than ever to defend the Eastern Coast. </text:span><text:span text:style-name="T3">The United States War </text:span><text:span text:style-name="T3">Council decided to urge France to attack England and Germany </text:span><text:span text:style-name="T1">and make </text:span><text:span text:style-name="T1">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9">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ext:span><text:span text:style-name="T5">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9">
          <table:table-cell office:value-type="string">
            <text:p>28</text:p>
          </table:table-cell>
          <table:table-cell office:value-type="string">
            <text:p>319</text:p>
          </table:table-cell>
          <table:table-cell office:value-type="string">
            <text:p>Night of October 1, 1931.</text:p>
          </table:table-cell>
          <table:table-cell/>
          <table:table-cell table:style-name="ce105" office:value-type="string">
            <text:p><text:span text:style-name="T1"><text:s/></text:span><text:span text:style-name="T1">The night of October 1st proved to be one of the worst so far of the war. </text:span><text:span text:style-name="T3">The </text:span><text:span text:style-name="T3">enemy attacked Omaha, Kansas City, Denver, Cincinnati, Louisville, </text:span><text:span text:style-name="T3">Milwaukee and St. Paul. The forces from Mexico attacked El Paso, San </text:span><text:span text:style-name="T3">Antonio, Galveston and Houston.</text:span><text:span text:style-name="T1"> The greater part of the United States forces </text:span><text:span text:style-name="T1">being concentrated around Chicago and the East, this scattered attack all over the </text:span><text:span text:style-name="T1">South, West and North was disorganizing to our forces. There was great loss of life </text:span><text:span text:style-name="T1">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69">
          <table:table-cell office:value-type="string">
            <text:p>28</text:p>
          </table:table-cell>
          <table:table-cell office:value-type="string">
            <text:p>320</text:p>
          </table:table-cell>
          <table:table-cell office:value-type="string">
            <text:p>Morning of October 2, 1931</text:p>
          </table:table-cell>
          <table:table-cell/>
          <table:table-cell table:style-name="ce105"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7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66">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text:span><text:span text:style-name="T5">planes which had wreaked their vengeance, withdrew. <text:s/></text:span></text:p>
          </table:table-cell>
          <table:table-cell office:value-type="string">
            <text:p>Enemy withdraws their planes.</text:p>
          </table:table-cell>
          <table:table-cell table:number-columns-repeated="1018"/>
        </table:table-row>
        <table:table-row table:style-name="ro69">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text:span><text:span text:style-name="T5">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77">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66">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66">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66">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80">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107"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text:span><text:span text:style-name="T3">42nd street and Broadway.</text:span><text:span text:style-name="T1"> </text:span><text:span text:style-name="T2"><text:s/>His wishes were immediately granted. <text:s text:c="2"/>Supreme </text:span><text:span text:style-name="T2">Commander Gordon </text:span><text:span text:style-name="T12">departed from</text:span><text:span text:style-name="T2"> </text:span><text:span text:style-name="T12">Washington</text:span><text:span text:style-name="T2"> </text:span><text:span text:style-name="T12">that night </text:span><text:span text:style-name="T2">in the old </text:span><text:span text:style-name="T12">“St. Marie” </text:span><text:span text:style-name="T2">which he had ordered brought to </text:span><text:span text:style-name="T12">Washington</text:span><text:span text:style-name="T2"> to </text:span><text:span text:style-name="T12">convey him back, taking with </text:span><text:span text:style-name="T12">him Colonel Walter Kennelworth. </text:span><text:span text:style-name="T2">He had instructed </text:span><text:span text:style-name="T12"><text:s/>Colonel Edna </text:span><text:span text:style-name="T12">Kennelworth to meet him at the Mammouth Building in New York. </text:span><text:span text:style-name="T2">On arrival </text:span><text:span text:style-name="T2">he proceeded at once to put the top floor in order for the “Demon of Death” to be </text:span><text:span text:style-name="T2">moved in. Colonel Kennelworth and another assistant were sent at once to the </text:span><text:span text:style-name="T12">Adirondacks</text:span><text:span text:style-name="T2"> to the secret hiding of </text:span><text:span text:style-name="T14">“Marie the Angel of Mercy,” to test out this </text:span><text:span text:style-name="T14">giant Ezekiel airplane, and bring it to</text:span><text:span text:style-name="T2"> </text:span><text:span text:style-name="T12">New York City</text:span><text:span text:style-name="T2">. The machine for distributing </text:span><text:span text:style-name="T2">the sleeping gas which would reach a radius of 700 miles, was made in readiness </text:span><text:span text:style-name="T2">on the top floor of the building.</text:span><text:span text:style-name="T12"> “Marie the Angel of Mercy” was in perfect </text:span><text:span text:style-name="T12">working order, and arrived in New York ship-shape. <text:s text:c="2"/></text:span><text:span text:style-name="T14">The people in </text:span><text:span text:style-name="T14">Washington, Boston, Philadelphia, and New York had not slept for more than a </text:span><text:span text:style-name="T14">Week. <text:s text:c="2"/>For many months previous to this, all of the large cities had been kept in </text:span><text:span text:style-name="T14">darkness because they feared night attacks.</text:span></text:p>
          </table:table-cell>
          <table:table-cell table:number-columns-repeated="1019"/>
        </table:table-row>
        <table:table-row table:style-name="ro77">
          <table:table-cell office:value-type="string">
            <text:p>30</text:p>
          </table:table-cell>
          <table:table-cell office:value-type="string">
            <text:p>338</text:p>
          </table:table-cell>
          <table:table-cell office:value-type="string">
            <text:p>October 15, 1931</text:p>
          </table:table-cell>
          <table:table-cell/>
          <table:table-cell table:style-name="ce108" office:value-type="string">
            <text:p><text:span text:style-name="T1">Allied Enemy in </text:span><text:span text:style-name="T3">Chicago</text:span><text:span text:style-name="T1"> and</text:span><text:span text:style-name="T3"> St. Louis</text:span><text:span text:style-name="T1"> received the defiance reply signed by </text:span><text:span text:style-name="T1">Supreme Commander Robert Gordon. <text:s/></text:span><text:span text:style-name="T2"><text:s/>The </text:span><text:span text:style-name="T1">English, German, Austrian, and </text:span><text:span text:style-name="T1">Russians had never heard of this United States officer before.</text:span></text:p>
          </table:table-cell>
          <table:table-cell table:number-columns-repeated="1019"/>
        </table:table-row>
        <table:table-row table:style-name="ro70">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text:span><text:span text:style-name="T2">decided that the commanding </text:span><text:span text:style-name="T1">generals of all the allied enemy nations should </text:span><text:span text:style-name="T1">proceed at once to the City of Mexico to hold a council and decide what the wisest </text:span><text:span text:style-name="T1">and next move should be. They left in the dead hours of the night in the fastest </text:span><text:span text:style-name="T1">planes and those which could rise to the highest altitudes, enabling them to travel </text:span><text:span text:style-name="T1">noiselessly and at a height at which they could not be detected or captured. The </text:span><text:span text:style-name="T1">scouting and cruising planes were left to patrol the lines between Chicago, St. </text:span><text:span text:style-name="T1">Louis and New Orleans and watch for any move that might be made on the part of </text:span><text:span text:style-name="T1">the United States forces.</text:span></text:p>
          </table:table-cell>
          <table:table-cell table:number-columns-repeated="1019"/>
        </table:table-row>
        <table:table-row table:style-name="ro7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9">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109"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79">
          <table:table-cell office:value-type="string">
            <text:p>30</text:p>
          </table:table-cell>
          <table:table-cell office:value-type="string">
            <text:p>341, 342</text:p>
          </table:table-cell>
          <table:table-cell office:value-type="string">
            <text:p>November 17, 1931</text:p>
          </table:table-cell>
          <table:table-cell/>
          <table:table-cell table:style-name="ce105" office:value-type="string">
            <text:p><text:span text:style-name="T1"><text:s/></text:span><text:span text:style-name="T1">Colonel Kennelworth arrived in Detroit on November 17th. The following day </text:span><text:span text:style-name="T1">tested out the Tunnel machines; reported to Supreme Commander Gordon that </text:span><text:span text:style-name="T2"><text:s/></text:span><text:span text:style-name="T2">they were working in fine shape and producing results </text:span><text:span text:style-name="T1">according to the plans. The </text:span><text:span text:style-name="T1">Supreme Commander then decided to go immediately to Detroit and establish one </text:span><text:span text:style-name="T1">of the machines at a base there and have Colonel Kennelworth take the other </text:span><text:span text:style-name="T1">machine to Cincinnati and set it up. The machine was transported secretly and </text:span><text:span text:style-name="T1">successfully to Cincinnati and set up in one of the largest buildings in the city.</text:span></text:p>
          </table:table-cell>
          <table:table-cell table:number-columns-repeated="1019"/>
        </table:table-row>
        <table:table-row table:style-name="ro68">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text:span><text:span text:style-name="T1">and were set in motion. The American scouting airplanes were sent off over a </text:span><text:span text:style-name="T1">described area and on entering between these lines found that they were in a </text:span><text:span text:style-name="T1">complete tunnel. They could travel quickly back and forth thru the Tunnel in the Air. </text:span><text:span text:style-name="T1">This was a great triumph.</text:span></text:p>
          </table:table-cell>
          <table:table-cell table:number-columns-repeated="1019"/>
        </table:table-row>
        <table:table-row table:style-name="ro66">
          <table:table-cell office:value-type="string">
            <text:p>30</text:p>
          </table:table-cell>
          <table:table-cell office:value-type="string">
            <text:p>342, 343</text:p>
          </table:table-cell>
          <table:table-cell office:value-type="string">
            <text:p>The night of November 19, 1931</text:p>
          </table:table-cell>
          <table:table-cell/>
          <table:table-cell table:style-name="ce105" office:value-type="string">
            <text:p><text:span text:style-name="T1"><text:s/></text:span><text:span text:style-name="T1">The Supreme War Council which had convened in Mexico City broke up and the </text:span><text:span text:style-name="T1">commanding generals returned to their vari</text:span><text:span text:style-name="T2"> ous posts around St. Louis and </text:span><text:span text:style-name="T2">Chicago. <text:s/></text:span></text:p>
          </table:table-cell>
          <table:table-cell table:number-columns-repeated="1019"/>
        </table:table-row>
        <table:table-row table:style-name="ro79">
          <table:table-cell office:value-type="string">
            <text:p>30</text:p>
          </table:table-cell>
          <table:table-cell office:value-type="string">
            <text:p>343</text:p>
          </table:table-cell>
          <table:table-cell office:value-type="string">
            <text:p>The morning of November 20, 1931</text:p>
          </table:table-cell>
          <table:table-cell/>
          <table:table-cell table:style-name="ce105"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7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ext:span><text:span text:style-name="T2">The</text:span></text:p>
            <text:p><text:span text:style-name="T3">sign</text:span><text:span text:style-name="T1"> was placed on an airplane and lighted. This plane passed in full view of the </text:span><text:span text:style-name="T1">enemy's lines at St. Louis and Chicago. <text:s/></text:span><text:span text:style-name="T2"><text:s/>What the enemy thought of this, perhaps </text:span><text:span text:style-name="T1">no one will ever know. Colonel Manson later wrote that this electric sign put the </text:span><text:span text:style-name="T1">fear of God in the heart of the enemy.</text:span></text:p>
          </table:table-cell>
          <table:table-cell table:number-columns-repeated="1019"/>
        </table:table-row>
        <table:table-row table:style-name="ro81">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2">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105"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77">
          <table:table-cell office:value-type="string">
            <text:p>30</text:p>
          </table:table-cell>
          <table:table-cell office:value-type="string">
            <text:p>347</text:p>
          </table:table-cell>
          <table:table-cell office:value-type="string">
            <text:p>After 12:00 [am, on November 25, 1931].</text:p>
          </table:table-cell>
          <table:table-cell/>
          <table:table-cell table:style-name="ce105" office:value-type="string">
            <text:p><text:span text:style-name="T1"><text:s/></text:span><text:span text:style-name="T1">After waiting till after 12 o'clock for further attacks and finding the air clear with no </text:span><text:span text:style-name="T1">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77">
          <table:table-cell office:value-type="string">
            <text:p>30</text:p>
          </table:table-cell>
          <table:table-cell office:value-type="string">
            <text:p>348</text:p>
          </table:table-cell>
          <table:table-cell office:value-type="string">
            <text:p>November 25, 1931</text:p>
          </table:table-cell>
          <table:table-cell/>
          <table:table-cell table:style-name="ce105" office:value-type="string">
            <text:p><text:span text:style-name="T5"><text:s/></text:span><text:span text:style-name="T13">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66">
          <table:table-cell office:value-type="string">
            <text:p>30</text:p>
          </table:table-cell>
          <table:table-cell office:value-type="string">
            <text:p>349</text:p>
          </table:table-cell>
          <table:table-cell office:value-type="string">
            <text:p>December 7, 1931</text:p>
          </table:table-cell>
          <table:table-cell/>
          <table:table-cell table:style-name="ce107"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83">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105"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29">was to be a gigantic attack </text:span><text:span text:style-name="T29">because there was a larger number of planes than they had used at </text:span><text:span text:style-name="T29">any time since the attack of Chicago. <text:s/></text:span><text:span text:style-name="T2"><text:s/>Before he could get the Tunnel </text:span><text:span text:style-name="T29">machines in working order and establish a wider range in the Tunnel </text:span><text:span text:style-name="T29">thru the Air, the enemy planes had begun dropping bombs on the </text:span><text:span text:style-name="T29">outskirts of the city and had destroyed many of the smaller buildings. </text:span><text:span text:style-name="T29">The United States planes were attacked and being unable to rise to </text:span><text:span text:style-name="T29">the heights at which the enemy planes were flying, a great many of </text:span><text:span text:style-name="T29">our planes went down, but </text:span><text:span text:style-name="T59">in a few minutes </text:span><text:span text:style-name="T29">the Tunnel thru the Air </text:span><text:span text:style-name="T29">was in working order and the enemy planes began to be drawn into </text:span><text:span text:style-name="T29">it. </text:span><text:span text:style-name="T59">Within less than an hour</text:span><text:span text:style-name="T29"> more than 2500 planes had been </text:span><text:span text:style-name="T29">captured.</text:span></text:p>
          </table:table-cell>
          <table:table-cell office:value-type="string">
            <text:p>Second attack on Detroit.</text:p>
          </table:table-cell>
          <table:table-cell table:number-columns-repeated="1018"/>
        </table:table-row>
        <table:table-row table:style-name="ro67">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107" office:value-type="string">
            <text:p><text:span text:style-name="T1"><text:s/></text:span><text:span text:style-name="T1">About 5 o'clock, the gigantic concentrated attack took place. It was estimated that </text:span><text:span text:style-name="T1">there were more than 25,000 planes of the enemy in this attack. They were </text:span><text:span text:style-name="T1">supported by about 10 supply ships which sailed at a great distance and were </text:span><text:span text:style-name="T1">attempting to anchor. <text:s/></text:span><text:span text:style-name="T2"><text:s/>Soon more than 10,000 of their planes had gone </text:span><text:span text:style-name="T1">into the </text:span><text:span text:style-name="T1">Tunnel never to return again. When this large fleet of planes went down and </text:span><text:span text:style-name="T1">evidently were no longer able to communicate with the giant supply ships which </text:span><text:span text:style-name="T1">were not yet anchored, the enemy quickly changed plans and the supply ships </text:span><text:span text:style-name="T1">sailed back toward Chicago, fol</text:span><text:span text:style-name="T2">lowed by the balance of the invading fleet which </text:span><text:span text:style-name="T2">had not </text:span><text:span text:style-name="T1">been captured. </text:span><text:span text:style-name="T2"><text:s/>United States had lost about 400 </text:span><text:span text:style-name="T1">of their best planes, but </text:span><text:span text:style-name="T1">had captured more than 12,000 of the enemy planes.</text:span></text:p>
          </table:table-cell>
          <table:table-cell table:number-columns-repeated="1019"/>
        </table:table-row>
        <table:table-row table:style-name="ro66">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9">
          <table:table-cell office:value-type="string">
            <text:p>30</text:p>
          </table:table-cell>
          <table:table-cell office:value-type="string">
            <text:p>353</text:p>
          </table:table-cell>
          <table:table-cell office:value-type="string">
            <text:p>December 25, 1931</text:p>
          </table:table-cell>
          <table:table-cell/>
          <table:table-cell table:style-name="ce107" office:value-type="string">
            <text:p><text:span text:style-name="T1"><text:s/></text:span><text:span text:style-name="T1">December 25th, 1931, arrived and the United States had much to be thankful for. </text:span><text:span text:style-name="T1">There was a great rejoicing and merry-making on Christmas. Supreme </text:span><text:span text:style-name="T1">Commander Gordon had a great Christmas. <text:s/></text:span><text:span text:style-name="T2"><text:s/>The Major </text:span><text:span text:style-name="T1">Electric Co. had been </text:span><text:span text:style-name="T1">working on the process for making planes invisible and reported to him that they </text:span><text:span text:style-name="T1">had completed the process according to his plans and that it was a success.</text:span></text:p>
          </table:table-cell>
          <table:table-cell table:number-columns-repeated="1019"/>
        </table:table-row>
        <table:table-row table:style-name="ro84">
          <table:table-cell office:value-type="string">
            <text:p>30</text:p>
          </table:table-cell>
          <table:table-cell office:value-type="string">
            <text:p>354</text:p>
          </table:table-cell>
          <table:table-cell office:value-type="string">
            <text:p>January 1, 1932</text:p>
          </table:table-cell>
          <table:table-cell/>
          <table:table-cell table:style-name="ce105"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9">
          <table:table-cell office:value-type="string">
            <text:p>30</text:p>
          </table:table-cell>
          <table:table-cell office:value-type="string">
            <text:p>355</text:p>
          </table:table-cell>
          <table:table-cell office:value-type="string">
            <text:p>February 15, 1932</text:p>
          </table:table-cell>
          <table:table-cell/>
          <table:table-cell table:style-name="ce107" office:value-type="string">
            <text:p><text:span text:style-name="T1"><text:s/></text:span><text:span text:style-name="T1">February 15, 1932 -- Supreme Commander Gordon was informed by the Henry </text:span><text:span text:style-name="T1">Motor Co. and Major Electric Co. that the Tunnel machines were completed, that </text:span><text:span text:style-name="T1">gas-distributing machines and equipment for sending airplanes by radio ray without </text:span><text:span text:style-name="T1">an aviator to distribute the sleeping gas were ready for delivery. </text:span><text:span text:style-name="T2"><text:s/>Two more </text:span><text:span text:style-name="T1">"Demon of Death" machines were ready and ordered </text:span><text:span text:style-name="T2">sent to Washington and </text:span><text:span text:style-name="T2">Boston.</text:span></text:p>
          </table:table-cell>
          <table:table-cell table:number-columns-repeated="1019"/>
        </table:table-row>
        <table:table-row table:style-name="ro78">
          <table:table-cell office:value-type="string">
            <text:p>31</text:p>
          </table:table-cell>
          <table:table-cell office:value-type="string">
            <text:p>357</text:p>
          </table:table-cell>
          <table:table-cell office:value-type="string">
            <text:p>April 1, 1932</text:p>
          </table:table-cell>
          <table:table-cell/>
          <table:table-cell table:style-name="ce107" office:value-type="string">
            <text:p><text:span text:style-name="T1">April 1, 1932 arrived and no attack had been made. The enemy was evidently </text:span><text:span text:style-name="T1">making gigantic preparations for an attack and Supreme Commander Gordon </text:span><text:span text:style-name="T1">decided to make the first move. He then sent instructions to France to begin </text:span><text:span text:style-name="T1">attacking England and Germany again. France was well prepared with a large </text:span><text:span text:style-name="T1">number of airplanes. The attack started and they were successful. </text:span><text:span text:style-name="T2"><text:s/></text:span><text:span text:style-name="T1">Spain and </text:span><text:span text:style-name="T1">Japan ordered their reserve planes from home to England and Germany to help </text:span><text:span text:style-name="T1">fight France. The "Tel- Talk" recorded that a large fleet of planes had been sent </text:span><text:span text:style-name="T1">across the Atlantic to attack France. Supreme Commander Gordon ordered the </text:span><text:span text:style-name="T1">French to go out and meet the attack. A great battle raged over the Atlantic for </text:span><text:span text:style-name="T1">hours with the French winning. Thousands of the enemy planes went down into the </text:span><text:span text:style-name="T1">ocean. The Spanish and Japanese withdrew. This stopped Germany and England </text:span><text:span text:style-name="T1">from striking back at France.</text:span></text:p>
          </table:table-cell>
          <table:table-cell office:value-type="string">
            <text:p>France attacks England and Germany again.</text:p>
          </table:table-cell>
          <table:table-cell table:number-columns-repeated="1018"/>
        </table:table-row>
        <table:table-row table:style-name="ro69">
          <table:table-cell office:value-type="string">
            <text:p>31</text:p>
          </table:table-cell>
          <table:table-cell office:value-type="string">
            <text:p>358</text:p>
          </table:table-cell>
          <table:table-cell office:value-type="string">
            <text:p>June 1932</text:p>
          </table:table-cell>
          <table:table-cell/>
          <table:table-cell table:style-name="ce105"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79">
          <table:table-cell office:value-type="string">
            <text:p>31</text:p>
          </table:table-cell>
          <table:table-cell office:value-type="string">
            <text:p>358</text:p>
          </table:table-cell>
          <table:table-cell office:value-type="string">
            <text:p>June 6, 1932</text:p>
          </table:table-cell>
          <table:table-cell/>
          <table:table-cell table:style-name="ce105"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85">
          <table:table-cell office:value-type="string">
            <text:p>31</text:p>
          </table:table-cell>
          <table:table-cell office:value-type="string">
            <text:p>359</text:p>
          </table:table-cell>
          <table:table-cell office:value-type="string">
            <text:p>Night of June 7, 1932</text:p>
          </table:table-cell>
          <table:table-cell/>
          <table:table-cell table:style-name="ce105" office:value-type="string">
            <text:p><text:span text:style-name="T1"><text:s/></text:span><text:span text:style-name="T1">On the night of June 7th, Supreme Commander Gordon had grown tired from his </text:span><text:span text:style-name="T1">long vigil waiting for an attack upon New York. He placed Colonel Edna </text:span><text:span text:style-name="T1">Kennelworth in charge of the "Demon of Death" while </text:span><text:span text:style-name="T2"><text:s/>he went to get a few hours' </text:span><text:span text:style-name="T2">sleep. While he was sleeping, </text:span><text:span text:style-name="T1">the "Tel-Talk" machine and the secret radio </text:span><text:span text:style-name="T1">communicator began to work. Colonel Edna Kennelworth listened in and soon had </text:span><text:span text:style-name="T1">the plans of the enemy. She knew that Supreme Commander Gordon needed rest </text:span><text:span text:style-name="T1">and she did not awaken him until early next morning. When he entered the </text:span><text:span text:style-name="T1">headquarters on top of the Mammouth Building, she saluted him and said, </text:span><text:span text:style-name="T1">"Supreme Commander Gordon, this is going to be a great birthday or you. The </text:span><text:span text:style-name="T1">enemy is going to attack New York City with probably 100,000 airplanes and you </text:span><text:span text:style-name="T1">and I are alone to defend it. It will be the day of all days for you." He replied: "I had </text:span><text:span text:style-name="T1">forgotten all about my birthday. We have been so busy preparing for the final </text:span><text:span text:style-name="T1">attacks of the enemy that I have had no time to think of myself." She reminded him </text:span><text:span text:style-name="T1">that five years ago he arrived in New York just after his birthday, then of the </text:span><text:span text:style-name="T1">birthday parties that they had had since and that always something unusual </text:span><text:span text:style-name="T1">happened around his birthday.</text:span></text:p>
          </table:table-cell>
          <table:table-cell table:number-columns-repeated="1019"/>
        </table:table-row>
        <table:table-row table:style-name="ro86">
          <table:table-cell office:value-type="string">
            <text:p>31</text:p>
          </table:table-cell>
          <table:table-cell office:value-type="string">
            <text:p>361</text:p>
          </table:table-cell>
          <table:table-cell office:value-type="string">
            <text:p>8 o'clock on the evening of June 8, [1932]</text:p>
          </table:table-cell>
          <table:table-cell/>
          <table:table-cell table:style-name="ce107" office:value-type="string">
            <text:p><text:span text:style-name="T1"><text:s/></text:span><text:span text:style-name="T1">At 8 o'clock on the evening of June 8th, Supreme Commander Gordon stood near </text:span><text:span text:style-name="T1">the "Demon of Death" watching his different instruments and soon noticed on the </text:span><text:span text:style-name="T1">other side of the room the radio interceptor start to work. He stepped up to it and </text:span><text:span text:style-name="T1">listened, caught the orders going from the different enemy headquarters, giving </text:span><text:span text:style-name="T1">instructions for the combined attack on New York City at 10 o'clock that night. He </text:span><text:span text:style-name="T1">immediately gave instructions for all the electric lights to be kept on all night and all </text:span><text:span text:style-name="T1">buildings to be well lighted to show his confidence and let the enemy know that he </text:span><text:span text:style-name="T1">expected the attack. Colonel Edna Kennelworth was ordered to instruct all army </text:span><text:span text:style-name="T1">headquarters to send radio messages to the enemy that Supreme Commander </text:span><text:span text:style-name="T1">Gordon had ordered the City of New York and all buildings lighted up for the night </text:span><text:span text:style-name="T1">so that they would not miss the city </text:span><text:span text:style-name="T2">and that he awaited their coming with pleasure. </text:span><text:span text:style-name="T2">Asked </text:span><text:span text:style-name="T1">them not to overlook the Mammouth Building which was 110 stories high; </text:span><text:span text:style-name="T1">that he would he there alone, waiting for them to destroy the building.</text:span></text:p>
          </table:table-cell>
          <table:table-cell table:number-columns-repeated="1019"/>
        </table:table-row>
        <table:table-row table:style-name="ro78">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105"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7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107" office:value-type="string">
            <text:p><text:span text:style-name="T1"><text:s/></text:span><text:span text:style-name="T1">A few minutes after the Northern army was wiped out, the signal came that a great </text:span><text:span text:style-name="T1">fleet of airplanes was making its way across Long Island Sound. Supreme </text:span><text:span text:style-name="T2">Commander Gordon swung the "Demon of Death" </text:span><text:span text:style-name="T1">around and watched the </text:span><text:span text:style-name="T1">approach of the enemy planes as they came out from the Atlantic Ocean and </text:span><text:span text:style-name="T1">crossed Fire Island. He let them get within 30 to 40 miles as they came up across </text:span><text:span text:style-name="T1">the Great South Bay, then he again turned loose the "Demon of Death." Swiftly the </text:span><text:span text:style-name="T1">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70">
          <table:table-cell office:value-type="string">
            <text:p>31</text:p>
          </table:table-cell>
          <table:table-cell table:style-name="Default" office:value-type="float" office:value="362">
            <text:p>362</text:p>
          </table:table-cell>
          <table:table-cell table:style-name="ce98" office:value-type="string">
            <text:p>A little while later [no timestamp given, but it is after 10:10 pm, on June 8, 1932].</text:p>
          </table:table-cell>
          <table:table-cell table:style-name="Default"/>
          <table:table-cell table:style-name="ce110" office:value-type="string">
            <text:p><text:span text:style-name="T6">He watched a little while longer and saw across </text:span><text:span text:style-name="T32">Staten Island another flock of </text:span><text:span text:style-name="T32">planes which he knew was coming from Southern headquarters. He called Colonel </text:span><text:span text:style-name="T32">Edna Kennelworth and said: "This time you may operate 'Spitfire' and destroy the </text:span><text:span text:style-name="T32">Southern wing." She was a little nervous at first but knowing what this great </text:span><text:span text:style-name="T32">machine could do, she turned it on, slowly lowered and raised it, moving to the </text:span><text:span text:style-name="T32">right and left, until she gauged the distance of the approaching planes. One by one </text:span><text:span text:style-name="T32">she saw their motors turn to liquid fire and sink to the earth. Turning to Supreme </text:span><text:span text:style-name="T32">Commander Gordon she said, "Look." He focused his powerful glasses toward the </text:span><text:span text:style-name="T32">South and saw that the air was clear.</text:span></text:p>
          </table:table-cell>
          <table:table-cell office:value-type="string">
            <text:p>Attack on NYC, wave 3 (South).</text:p>
          </table:table-cell>
          <table:table-cell table:number-columns-repeated="1018"/>
        </table:table-row>
        <table:table-row table:style-name="ro71">
          <table:table-cell office:value-type="string">
            <text:p>31</text:p>
          </table:table-cell>
          <table:table-cell office:value-type="string">
            <text:p>365</text:p>
          </table:table-cell>
          <table:table-cell office:value-type="string">
            <text:p>About 12 o'clock [am, June 9, 1932]</text:p>
          </table:table-cell>
          <table:table-cell/>
          <table:table-cell table:style-name="ce111" office:value-type="string">
            <text:p><text:span text:style-name="T1"><text:s/></text:span><text:span text:style-name="T1">About the time that Colonel Kennelworth was transferred from Cincinnati to </text:span><text:span text:style-name="T1">Boston, General Pearson had been sent to Cincinnati to operate the Tunnel </text:span><text:span text:style-name="T1">machine from there. Immediately before the final attack on New York City, </text:span><text:span text:style-name="T1">Supreme Commander Gordon ordered General Pearson to swing the Tunnel </text:span><text:span text:style-name="T1">machine to the East and establish a Tunnel thru the Air between New York and </text:span><text:span text:style-name="T1">Cincinnati, informing him that the expected the final attack upon New York would </text:span><text:span text:style-name="T1">come over the mountains of Pennsylvania and that this final attack would be from </text:span><text:span text:style-name="T1">the West; that he wanted a Tunnel thru the Air at least 30 miles wide so that he </text:span><text:span text:style-name="T1">could protect </text:span><text:span text:style-name="T18">the Jersey shores and prevent the attack upon New <text:s/>York City. In a </text:span><text:span text:style-name="T18">few minutes a test was made and the Tunnel was ready to receive the invading </text:span><text:span text:style-name="T18">army of planes and airships. He knew that New York was now safe and awaited </text:span><text:span text:style-name="T18">the final combined attack of the Enemy planes that would come across from St. </text:span><text:span text:style-name="T18">Louis and Chicago to meet on the Western side of the Hudson River. <text:s/></text:span><text:s/><text:span text:style-name="T5">About 12 </text:span><text:span text:style-name="T5">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87">
          <table:table-cell office:value-type="string">
            <text:p>31</text:p>
          </table:table-cell>
          <table:table-cell office:value-type="string">
            <text:p>366</text:p>
          </table:table-cell>
          <table:table-cell office:value-type="string">
            <text:p>At 12:30 [am, June 9, 1932]</text:p>
          </table:table-cell>
          <table:table-cell/>
          <table:table-cell table:style-name="ce105" office:value-type="string">
            <text:p><text:span text:style-name="T1"><text:s/></text:span><text:span text:style-name="T1">At 12:30 the sky in the West was clear and there was not an enemy plane in sight </text:span><text:span text:style-name="T1">in any direction. During </text:span><text:span text:style-name="T2"><text:s/>the minutes of the final battle Supreme Commander </text:span><text:span text:style-name="T1">Gordon had remained as motionless as a statue, standing with his hand upon the </text:span><text:span text:style-name="T1">levers of the Tunnel machine, with the powerful searchlights playing upon the </text:span><text:span text:style-name="T1">enemy planes, and watching thru his field glasses the planes as they dived swiftly </text:span><text:span text:style-name="T1">into the Tunnel thru the Air after the aviators inhaled the sleeping gas. When the </text:span><text:span text:style-name="T1">last plane had landed safely in the Tunnel, his features relaxed and his face </text:span><text:span text:style-name="T1">showed a smile of victory. His first thought was of Marie, his next thought was of </text:span><text:span text:style-name="T1">his old friend Walter Kennelworth. He sent the first message of the victory over his </text:span><text:span text:style-name="T1">secret radio to him. "The enemy has attacked New York from four sides, more than </text:span><text:span text:style-name="T1">100,000 strong. The 'Demon of Death' has done its work. The Tunnel machines </text:span><text:span text:style-name="T1">have performed a miracle. More than 50,000 aviators are sleeping in our nets. </text:span><text:span text:style-name="T1">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66">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98"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79">
          <table:table-cell office:value-type="string">
            <text:p>32</text:p>
          </table:table-cell>
          <table:table-cell office:value-type="string">
            <text:p>375</text:p>
          </table:table-cell>
          <table:table-cell office:value-type="string">
            <text:p>About 4:00 am [June 9, 1932]</text:p>
          </table:table-cell>
          <table:table-cell/>
          <table:table-cell table:style-name="ce105" office:value-type="string">
            <text:p><text:span text:style-name="T1">About 4 a.m. the President of the United States landed on the Mammouth Building </text:span><text:span text:style-name="T1">in New</text:span></text:p>
            <text:p><text:span text:style-name="T1">York and was taken down in the elevator to the 110th floor to Supreme </text:span><text:span text:style-name="T1">Commander Gordon's office. He found Colonel Edna Kennelworth sentinel at the </text:span><text:span text:style-name="T1">door. She had met the President before and after saluting him asked if he wished </text:span><text:span text:style-name="T1">to see Supreme Commander Gordon. He replied that he did and she immediately </text:span><text:span text:style-name="T1">conducted him to his private office.</text:span></text:p>
          </table:table-cell>
          <table:table-cell table:number-columns-repeated="1019"/>
        </table:table-row>
        <table:table-row table:style-name="ro88">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text:span><text:span text:style-name="T1">ships or planes sent out the night before to destroy New York City, the Allied </text:span><text:span text:style-name="T1">Enemy headquarters were in gloom. Hope was giving way to despair. They feared </text:span><text:span text:style-name="T1">that the disaster at Detroit and Boston had been repeated. General Nagato was </text:span><text:span text:style-name="T1">communicated with and his reply was: "This is a great disappointment. We had all </text:span><text:span text:style-name="T1">hoped that New York could be destroyed or captured and this would mean the end </text:span><text:span text:style-name="T1">of the war. It now seems our hopes are blasted. Some devilish invention by the </text:span><text:span text:style-name="T1">Americans is being used to destroy or capture our ships. Their success seems to </text:span><text:span text:style-name="T1">be so complete that it is almost unbelievable. Not </text:span><text:span text:style-name="T2"><text:s/>one report from any man or ship </text:span><text:span text:style-name="T2">has been heard since </text:span><text:span text:style-name="T1">we attacked Boston. Now, if the </text:span><text:span text:style-name="T3">flower</text:span><text:span text:style-name="T1"> of our army has been </text:span><text:span text:style-name="T1">lost in this attack against New York, our cause seems hopeless. The facts are </text:span><text:span text:style-name="T1">desperate but we must face them. Let no further move be made until we know </text:span><text:span text:style-name="T1">more about what the Yankees have." Supreme Commander Gordon had made up </text:span><text:span text:style-name="T1">his mind that he would keep everything secret and not let the enemy know </text:span><text:span text:style-name="T1">anything, but he dispatched a message by radio to enemy headquarters reading: </text:span><text:span text:style-name="T1">“Very much disappointed. Lost a good night's sleep last night waiting for your army </text:span><text:span text:style-name="T1">to take New York Citv. When may</text:span></text:p>
            <text:p><text:span text:style-name="T1">we expect the pleasure of a visit from your planes?” This mysterious message was </text:span><text:span text:style-name="T1">as much a mystery to the enemy as the letter that Robert found on the street in </text:span><text:span text:style-name="T1">Paris was to him. The fleet sent out to attack Boston had never returned and no </text:span><text:span text:style-name="T1">word had ever been heard of them. France had been instructed by Supreme </text:span><text:span text:style-name="T1">Commander Gordon to cease attacking and await further instructions. Everything </text:span><text:span text:style-name="T1">was quiet on the other side and Germany and England were awaiting reports of the </text:span><text:span text:style-name="T1">success of the campaign of the United States before making further attacks on </text:span><text:span text:style-name="T1">France.</text:span></text:p>
          </table:table-cell>
          <table:table-cell table:number-columns-repeated="1019"/>
        </table:table-row>
        <table:table-row table:style-name="ro84">
          <table:table-cell/>
          <table:table-cell office:value-type="string">
            <text:p>380</text:p>
          </table:table-cell>
          <table:table-cell office:value-type="string">
            <text:p>Morning of June 13, [1932]</text:p>
          </table:table-cell>
          <table:table-cell/>
          <table:table-cell table:style-name="ce105" office:value-type="string">
            <text:p><text:span text:style-name="T1"><text:s/></text:span><text:span text:style-name="T1">On the morning of June 13th the aviators who had been put to sleep by the </text:span><text:span text:style-name="T1">sleeping gas around Boston, awoke. They were feeling good. They knew that </text:span><text:span text:style-name="T1">something had put them to sleep suddenly but did not know that </text:span><text:span text:style-name="T3">they had slept </text:span><text:span text:style-name="T3">seven days and nights</text:span><text:span text:style-name="T1"> instead of one night. Instructions by Supreme </text:span><text:span text:style-name="T1">Commander Gordon had been given that no harm should be done any of the </text:span><text:span text:style-name="T1">aviators when they awoke. Scouting planes were sent out by the United States </text:span><text:span text:style-name="T1">Army to capture the aviators </text:span><text:span text:style-name="T2"><text:s/>when they awoke or started to drive their planes </text:span><text:span text:style-name="T2">away, </text:span><text:span text:style-name="T1">but a few of the planes were permitted to escape and return to the </text:span><text:span text:style-name="T1">headquarters of the enemy. When they reported that while they were attacking </text:span><text:span text:style-name="T1">Boston the night before, they suddenly went to sleep and the planes dropped to the </text:span><text:span text:style-name="T1">earth and water, they were informed by the Commanders that they had been away </text:span><text:span text:style-name="T1">one week.</text:span></text:p>
          </table:table-cell>
          <table:table-cell table:number-columns-repeated="1019"/>
        </table:table-row>
        <table:table-row table:style-name="ro70">
          <table:table-cell/>
          <table:table-cell office:value-type="string">
            <text:p>381</text:p>
          </table:table-cell>
          <table:table-cell office:value-type="string">
            <text:p>June 16, [1932] to June 21, [1932]</text:p>
          </table:table-cell>
          <table:table-cell/>
          <table:table-cell table:style-name="ce105" office:value-type="string">
            <text:p><text:span text:style-name="T1"><text:s/></text:span><text:span text:style-name="T1">They waited until the </text:span><text:span text:style-name="T3">16th day of June</text:span><text:span text:style-name="T1">, thinking that if their aviators had been put </text:span><text:span text:style-name="T1">to sleep</text:span></text:p>
            <text:p><text:span text:style-name="T1">there some of them would return. When none of them returned by the</text:span><text:span text:style-name="T3"> 21st of the </text:span><text:span text:style-name="T3">month </text:span><text:span text:style-name="T1">and no word was received, they knew that the fleet had been destroyed or </text:span><text:span text:style-name="T1">captured and that their army had been greatly weakened, but still they held the </text:span><text:span text:style-name="T1">Pacific Coast and controlled New Orleans, St. Louis, and Chicago and their </text:span><text:span text:style-name="T1">Western lines were unbroken. After holding a conference, they decided to adopt a </text:span><text:span text:style-name="T1">waiting attitude for a time and see what the next move of the United States would </text:span><text:span text:style-name="T1">be.</text:span></text:p>
          </table:table-cell>
          <table:table-cell table:number-columns-repeated="1019"/>
        </table:table-row>
        <table:table-row table:style-name="ro80">
          <table:table-cell/>
          <table:table-cell office:value-type="string">
            <text:p>382</text:p>
          </table:table-cell>
          <table:table-cell office:value-type="string">
            <text:p>Early part of July [1932]</text:p>
          </table:table-cell>
          <table:table-cell/>
          <table:table-cell table:style-name="ce105" office:value-type="string">
            <text:p><text:span text:style-name="T1">Time drifted along until the early part of July without any further attack by the </text:span><text:span text:style-name="T1">enemy, but Supreme Commander Gordon believed that they would make another </text:span><text:span text:style-name="T1">attack soon before giving up. He was simply watching and waiting, biding his time. </text:span><text:span text:style-name="T1">The United States Army scouting planes reported that the enemy scouts were </text:span><text:span text:style-name="T1">going out more frequently each night and some of them had been seen 50,000 or </text:span><text:span text:style-name="T1">60,000 feet in the air. They thought that they were getting ready to make another </text:span><text:span text:style-name="T1">attack and were trying to get a line on what the United States forces were planning </text:span><text:span text:style-name="T1">to do. The Supreme Commander went to Washington to test out the "Demon of </text:span><text:span text:style-name="T1">Death" which had been installed in the Capitol Building and found it in good </text:span><text:span text:style-name="T1">working order. A sleeping gas distributing machine and the Tunnel machine had </text:span><text:span text:style-name="T1">been set up there and he also tested them out. In view of the splendid work done </text:span><text:span text:style-name="T1">by Colonel Edna Kennelworth at the time of the attack on New York City, Supreme </text:span><text:span text:style-name="T1">Commander Gordon decided to send her to Washington and put her in charge of </text:span><text:span text:style-name="T1">the sleeping gas distributing machine, the "Demon of Death," and the Tunnel </text:span><text:span text:style-name="T1">machine. He instructed her that if an attack came upon Washington, she was not to </text:span><text:span text:style-name="T1">use the "Demon of Death" unless the sleeping gas failed or they</text:span><text:span text:style-name="T2"> failed to get the </text:span><text:span text:style-name="T2">enemy aviators into the Tunnel thru </text:span><text:span text:style-name="T1">the Air.</text:span></text:p>
          </table:table-cell>
          <table:table-cell table:number-columns-repeated="1019"/>
        </table:table-row>
        <table:table-row table:style-name="ro74">
          <table:table-cell/>
          <table:table-cell office:value-type="string">
            <text:p>383</text:p>
          </table:table-cell>
          <table:table-cell office:value-type="string">
            <text:p>July 2, 1932</text:p>
          </table:table-cell>
          <table:table-cell/>
          <table:table-cell table:style-name="ce107" office:value-type="string">
            <text:p><text:s/>Colonel Edna Kennelworth went to Washington. She arrived there on July 2nd.</text:p>
          </table:table-cell>
          <table:table-cell table:number-columns-repeated="1019"/>
        </table:table-row>
        <table:table-row table:style-name="ro84">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The enemy was losing confidence and decided to risk 50,000 planes, the best that </text:span><text:span text:style-name="T1">they had, on a concerted attack upon Washington. They figured that if they could </text:span><text:span text:style-name="T1">take the Capitol, it would be a telling blow and help them on to further victory. This </text:span><text:span text:style-name="T1">was to be a supreme test and they decided to make the attack in </text:span><text:span text:style-name="T2"><text:s/>broad daylight </text:span><text:span text:style-name="T2">because they thought it would be a surprise</text:span></text:p>
            <text:p><text:span text:style-name="T1">and there would be more people on the street, and the attack would have a greater </text:span><text:span text:style-name="T1">demoralizing effect on the people thruout the country. July 4th, Independence Day, </text:span><text:span text:style-name="T1">was the time selected for the attack. The plan was to send one fleet up the </text:span><text:span text:style-name="T1">Potomac, have another fleet come down the Potomac from the North and </text:span><text:span text:style-name="T1">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9">
          <table:table-cell/>
          <table:table-cell office:value-type="string">
            <text:p>384</text:p>
          </table:table-cell>
          <table:table-cell office:value-type="string">
            <text:p>July 4, 1932</text:p>
          </table:table-cell>
          <table:table-cell/>
          <table:table-cell table:style-name="ce105" office:value-type="string">
            <text:p><text:span text:style-name="T1"><text:s/></text:span><text:span text:style-name="T1">Colonel Edna Kennelworth was on duty when the Tel-Talk buzzed and a scouting </text:span><text:span text:style-name="T1">plane reported to her that the enemy were approaching in large numbers up the </text:span><text:span text:style-name="T1">Potomac. She had never operated the sleeping gas machine in daylight before, but </text:span><text:span text:style-name="T1">knew that it would work just as effectively. Having seen the attack upon New York </text:span><text:span text:style-name="T1">and knowing how swiftly one attack followed the other, she realized that she must </text:span><text:span text:style-name="T1">work fast. She adjusted the gas machine toward the enemy approaching down the </text:span><text:span text:style-name="T1">Potomac and set it for a certain range, about 75 miles. She looked thru her </text:span><text:span text:style-name="T1">telescope and saw the enemy when they were about 50 miles away and decided to </text:span><text:span text:style-name="T1">let go the sleeping gas. She swept it quickly right and left and in the glistening </text:span><text:span text:style-name="T1">sunshine saw hundreds of planes going down. In fifteen minutes the entire fleet </text:span><text:span text:style-name="T1">was safely asleep in the Tunnel thru the Air. By this time report came that another </text:span><text:span text:style-name="T1">fleet was making from Baltimore in a direct line for Washington. She set the </text:span><text:span text:style-name="T1">machine again, looked thru her powerful glass and saw the enemy approachingg. </text:span><text:span text:style-name="T1">She started discharging the gas, and in twelve minutes the entire fleet had been </text:span><text:span text:style-name="T1">plunged into the Tunnel. </text:span><text:span text:style-name="T2"><text:s/>She had a few minutes to wait and immediately picked up </text:span><text:span text:style-name="T2">the radiophone and told Supreme Commander Gordon in New York that the </text:span><text:span text:style-name="T2">sleeping gas machine had worked wonderfully and that the Tunnel thru the Air held </text:span><text:span text:style-name="T2">in captivity thousands of the enemy's airships and planes. Almost before she had </text:span><text:span text:style-name="T2">finished making her report, the Tel-Talk buzzed. She ran to it and was informed by </text:span><text:span text:style-name="T2">the scouting planes that the largest fleet of planes ever seen was approaching from </text:span><text:span text:style-name="T2">the West and Northwest. Knowing that this was a combined fleet from the enemy's </text:span><text:span text:style-name="T2">Western lines, from the same direction as the final one that attacked New York </text:span><text:span text:style-name="T2">City. This was to be the supreme test. The first formation approached with about </text:span><text:span text:style-name="T2">1000 planes. Swiftly and silently, the gas machine did its work and they went down </text:span><text:span text:style-name="T2">into the Tunnel. Then came the second, third, and fourth formation and so on. </text:span><text:span text:style-name="T2">More than 50,000 planes had gone down and not more than one hour's time had </text:span><text:span text:style-name="T2">elapsed. When it was over with, Edna realized that she had not been a human </text:span><text:span text:style-name="T2">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5">
          <table:table-cell/>
          <table:table-cell office:value-type="string">
            <text:p>388</text:p>
          </table:table-cell>
          <table:table-cell office:value-type="string">
            <text:p>Afternoon of July 4, 1932</text:p>
          </table:table-cell>
          <table:table-cell/>
          <table:table-cell table:style-name="ce105"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7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80" table:default-cell-style-name="ce17"/>
        <table:table-column table:style-name="co81" table:default-cell-style-name="ce17"/>
        <table:table-column table:style-name="co16" table:default-cell-style-name="ce3"/>
        <table:table-column table:style-name="co82" table:default-cell-style-name="ce3"/>
        <table:table-column table:style-name="co16" table:default-cell-style-name="ce3"/>
        <table:table-column table:style-name="co83" table:default-cell-style-name="ce12"/>
        <table:table-column table:style-name="co84" table:default-cell-style-name="ce26"/>
        <table:table-column table:style-name="co85" table:default-cell-style-name="ce12"/>
        <table:table-column table:style-name="co86" table:default-cell-style-name="ce4"/>
        <table:table-column table:style-name="co7" table:number-columns-repeated="1014" table:default-cell-style-name="Default"/>
        <table:table-row table:style-name="ro5">
          <table:table-cell table:style-name="ce91" office:value-type="string">
            <text:p>Chapter</text:p>
          </table:table-cell>
          <table:table-cell table:style-name="ce9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47">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text:span><text:span text:style-name="T1">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 he had time from </text:span><text:span text:style-name="T1">his studies. They consulted about a stenographer or office assistant. Walter had met Miss </text:span><text:span text:style-name="T1">Edna Quinton, a very talented girl, whom he thought was the most competent he had </text:span><text:span text:style-name="T1">ever known, so Robert gave her a position in his office.</text:span></text:p>
          </table:table-cell>
          <table:table-cell table:number-columns-repeated="1015"/>
        </table:table-row>
        <table:table-row table:style-name="ro7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92" office:value-type="string">
            <text:p><text:span text:style-name="T1"><text:s/></text:span><text:span text:style-name="T1">Mr. Kennelworth proposed that the leading citizens of Texarkana go to New York </text:span><text:span text:style-name="T1">to honor their favorite</text:span><text:span text:style-name="T3"> son</text:span><text:span text:style-name="T1"> on his return. When he had finished talking there was </text:span><text:span text:style-name="T1">lasting applause and hurrahs for Robert Gordon. </text:span><text:span text:style-name="T3">Colonel Stanton</text:span><text:span text:style-name="T1"> was in the </text:span><text:span text:style-name="T1">audience. He arose and said that he heartily endorsed the proposal and would </text:span><text:span text:style-name="T1">donate $10,000.00 to the expense fund, that they should go to New York in a </text:span><text:span text:style-name="T1">special train to greet the greatest 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text:span><text:span text:style-name="T1">stood a splendid old mansion owned by </text:span><text:span text:style-name="T3">Capt. Harding Douglass</text:span><text:span text:style-name="T1">, a South Carolinian of </text:span><text:span text:style-name="T1">considerable wealth. His only child was a son, who, with his mother's beauty of </text:span><text:span text:style-name="T1">countenance, had inherited her tender, shrinking nature, and, like herself, was a slave to </text:span><text:span text:style-name="T1">the old man's iron will.</text:span></text:p>
          </table:table-cell>
          <table:table-cell office:value-type="string">
            <text:p>Capt. Harding Douglass is the father of Claire Douglass [his son].</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Kennelworth hastened</text:span></text:p>
            <text:p><text:span text:style-name="T1">to Washington, tendered their services to the</text:span></text:p>
            <text:p><text:span text:style-name="T1">Government and joined the Aviation Corps. </text:span><text:span text:style-name="T3">They were</text:span></text:p>
            <text:p><text:span text:style-name="T3">made Lieutenants</text:span><text:span text:style-name="T1"> and ordered immediately to San</text:span></text:p>
            <text:p><text:span text:style-name="T1">Antonio, Texas, where the 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6">
          <table:table-cell table:number-columns-repeated="3"/>
          <table:table-cell table:style-name="ce21"/>
          <table:table-cell table:style-name="Default"/>
          <table:table-cell table:number-columns-repeated="2"/>
          <table:table-cell table:style-name="ce4"/>
          <table:table-cell table:number-columns-repeated="1015"/>
        </table:table-row>
        <table:table-row table:style-name="ro76" table:number-rows-repeated="1048552">
          <table:table-cell table:number-columns-repeated="1023"/>
        </table:table-row>
        <table:table-row table:style-name="ro76">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87" table:default-cell-style-name="ce139"/>
        <table:table-column table:style-name="co7" table:default-cell-style-name="Default"/>
        <table:table-column table:style-name="co88" table:default-cell-style-name="ce143"/>
        <table:table-column table:style-name="co89" table:default-cell-style-name="ce143"/>
        <table:table-row table:style-name="ro66">
          <table:table-cell table:style-name="ce137" office:value-type="string">
            <text:p>Chapter</text:p>
          </table:table-cell>
          <table:table-cell table:style-name="ce137" office:value-type="string">
            <text:p>Page</text:p>
          </table:table-cell>
          <table:table-cell table:style-name="ce137" office:value-type="string">
            <text:p>Timestamp given</text:p>
          </table:table-cell>
          <table:table-cell table:style-name="ce137" office:value-type="string">
            <text:p>Actual timestamp</text:p>
          </table:table-cell>
          <table:table-cell table:style-name="ce137" office:value-type="string">
            <text:p>Event</text:p>
          </table:table-cell>
          <table:table-cell table:style-name="ce137" office:value-type="string">
            <text:p>Notes/Comments</text:p>
          </table:table-cell>
        </table:table-row>
        <table:table-row table:style-name="ro66">
          <table:table-cell office:value-type="float" office:value="8">
            <text:p>8</text:p>
          </table:table-cell>
          <table:table-cell office:value-type="float" office:value="88">
            <text:p>88</text:p>
          </table:table-cell>
          <table:table-cell table:style-name="ce138" office:value-type="string">
            <text:p><text:s/>May 21, 1927</text:p>
          </table:table-cell>
          <table:table-cell/>
          <table:table-cell table:style-name="ce140" office:value-type="string">
            <text:p><text:s/>May 21, 1927, Charles A. Lindbergh made the first successful flight across the Atlantic from New York to Paris.</text:p>
          </table:table-cell>
          <table:table-cell/>
        </table:table-row>
        <table:table-row table:style-name="ro87">
          <table:table-cell office:value-type="float" office:value="9">
            <text:p>9</text:p>
          </table:table-cell>
          <table:table-cell office:value-type="float" office:value="101">
            <text:p>101</text:p>
          </table:table-cell>
          <table:table-cell table:style-name="ce138" office:value-type="string">
            <text:p>May 7, [1927]</text:p>
          </table:table-cell>
          <table:table-cell/>
          <table:table-cell table:style-name="ce140" office:value-type="string">
            <text:p><text:span text:style-name="T1"><text:s/></text:span><text:span text:style-name="T1">Robert then confided to Mr. Kennelworth that he was very anxious to go to </text:span><text:span text:style-name="T1">New York just as soon as possible. He had been reading about the </text:span><text:span text:style-name="T3">contemplated</text:span><text:span text:style-name="T1"> flights of the airplanes from </text:span><text:span text:style-name="T3">New York across the Atlantic</text:span><text:span text:style-name="T1">, </text:span><text:span text:style-name="T1">and he wanted to be in New York by his birthday in June, 1927, because he </text:span><text:span text:style-name="T1">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text:span><text:span text:style-name="T1">information he could about airplanes, because he wanted to start building his </text:span><text:span text:style-name="T1">own just as soon as he had money enough and felt that he could do so. </text:span><text:span text:style-name="T2"><text:s/>After </text:span><text:span text:style-name="T2">his conference with Mr. Kennelworth, Robert </text:span><text:span text:style-name="T1">wired Marie as follows: </text:span><text:span text:style-name="T55">EXPECT TO </text:span><text:span text:style-name="T55">BE WITH YOU SUNDAY WILL COME OVER ON AFTERNOON TRAIN TODAY. </text:span><text:span text:style-name="T1"><text:s/>Robert </text:span><text:span text:style-name="T1">arrived in Sherman, Texas, Saturday evening, and Marie met him at the train. </text:span><text:span text:style-name="T1">She was overjoyed at Robert's success. They spent Saturday evening and </text:span><text:span text:style-name="T1">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141"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text:span><text:span text:style-name="T1">afternoon to inquire if there was any news about the success of Lindbergh's </text:span><text:span text:style-name="T1">flight. The operator said that nothing had come over the wire yet, but there had </text:span><text:span text:style-name="T1">been a report that Lindbergh had passed over Ireland early that morning. </text:span><text:span text:style-name="T1">Robert waited in the telegraph office until about </text:span><text:span text:style-name="T3">5 P.M. </text:span><text:span text:style-name="T1">when a </text:span><text:span text:style-name="T3">flash</text:span><text:span text:style-name="T1"> came </text:span><text:span text:style-name="T1">over the </text:span><text:span text:style-name="T3">wire</text:span><text:span text:style-name="T1"> that Lindbergh had landed in Paris. This fired Robert's </text:span><text:span text:style-name="T1">enthusiasm, and he was very much excited. Right then and there decided that </text:span><text:span text:style-name="T1">he was going to New York in the very near future and start to build an airplane </text:span><text:span text:style-name="T1">according to his own plans. He went immediately to the home of Mr. </text:span><text:span text:style-name="T1">Kennelworth and told him about his plans and desire to go to New York just as </text:span><text:span text:style-name="T1">soon as possible. Mr. Kennelworth was also very enthusiastic about </text:span><text:span text:style-name="T1">Lindbergh's flight across the Atlantic, and told Robert that he contemplated </text:span><text:span text:style-name="T1">going to New York to be there for the reception when Lindbergh returned, and </text:span><text:span text:style-name="T1">that he wanted to visit Walter and see how he was getting along anyway. So </text:span><text:span text:style-name="T1">Robert tendered his resignation to Mr. </text:span><text:span text:style-name="T2"><text:s/>Kennelworth to take place on May 31, </text:span><text:span text:style-name="T2">1927. Mr. Kennelworth </text:span><text:span text:style-name="T1">accepted the resignation with the understanding and </text:span><text:span text:style-name="T1">promise from Robert that if anything went wrong or he should lose his money </text:span><text:span text:style-name="T1">or meet with disappointments in New York, he would immediately return and </text:span><text:span text:style-name="T1">assume his old position.</text:span></text:p>
          </table:table-cell>
          <table:table-cell/>
        </table:table-row>
        <table:table-row table:style-name="ro85">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40" office:value-type="string">
            <text:p><text:span text:style-name="T1"><text:s/></text:span><text:span text:style-name="T1">MY DEAREST MARIE,</text:span></text:p>
            <text:p><text:span text:style-name="T1">The past week has been a great one for us, and yesterday, the 21st, was the </text:span><text:span text:style-name="T1">greatest day in history. Lindbergh,</text:span><text:span text:style-name="T3"> the lone aviator</text:span><text:span text:style-name="T1">, crossed the Atlantic and </text:span><text:span text:style-name="T1">landed safely in Paris. Wheat, corn and cotton went up and we made more </text:span><text:span text:style-name="T1">money. Profits are piling up fast, and I will soon have plenty of money to build </text:span><text:span text:style-name="T1">my airplane. I had a long talk with Mr. Kennelworth yesterday afternoon after </text:span><text:span text:style-name="T1">we received the news of Lindbergh's flight, and resigned my position, to take </text:span><text:span text:style-name="T1">place on May 31st. Expect to go to New York some time in the early part of </text:span><text:span text:style-name="T1">June, and of course I want to take you with me as my wife. With the profits we </text:span><text:span text:style-name="T1">now have made in the market, there will be no trouble about us getting along </text:span><text:span text:style-name="T1">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text:span><text:span text:style-name="T1">high in the </text:span><text:span text:style-name="T3">latter part of May and early June.</text:span><text:span text:style-name="T1"> I will sell out and take some of </text:span><text:span text:style-name="T1">my profits so we can get started in good shape.</text:span></text:p>
          </table:table-cell>
          <table:table-cell/>
        </table:table-row>
        <table:table-row table:style-name="ro69">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40" office:value-type="string">
            <text:p><text:s/>During <text:span text:style-name="T5">the week ending May 28th</text:span>, Robert watched the markets very closely because he figured that wheat and corn would be<text:span text:style-name="T5"> top around May 28th to </text:span><text:span text:style-name="T5">June 1st. </text:span>He wanted to sell out and get the profits so that he could go to New York. Cotton advanced to the highest level that week and on Saturday, July was up to 16.40.</text:p>
          </table:table-cell>
          <table:table-cell/>
        </table:table-row>
        <table:table-row table:style-name="ro70">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40"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77">
          <table:table-cell office:value-type="float" office:value="10">
            <text:p>10</text:p>
          </table:table-cell>
          <table:table-cell office:value-type="float" office:value="109">
            <text:p>109</text:p>
          </table:table-cell>
          <table:table-cell table:number-columns-repeated="2"/>
          <table:table-cell table:style-name="ce142" office:value-type="string">
            <text:p><text:span text:style-name="T1">[Marie] told Robert that he was a wonder that he was one of the greatest </text:span><text:span text:style-name="T1">young men in the world and a genius, and that he would be a greater man </text:span><text:span text:style-name="T1">than Lindbergh </text:span><text:span text:style-name="T3">when he was as old as Lindbergh</text:span><text:span text:style-name="T1">.</text:span></text:p>
          </table:table-cell>
          <table:table-cell/>
        </table:table-row>
        <table:table-row table:style-name="ro86">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text:span><text:span text:style-name="T1">receive from the foreign countries, and told Marie what a great time they would </text:span><text:span text:style-name="T1">have, as Mr. Kennelworth was going to New York and they would all be there </text:span><text:span text:style-name="T1">at the great reception when Lindbergh</text:span></text:p>
            <text:p><text:span text:style-name="T1">returned. He said good-bye to her on Monday afternoon and started back for </text:span><text:span text:style-name="T1">Texarkana, knowing that the next time he would meet her, would be on board </text:span><text:span text:style-name="T1">the train for St. Louis, where she would become his wife. From that time on, </text:span><text:span text:style-name="T1">Robert counted the minutes, in</text:span></text:p>
            <text:p><text:span text:style-name="T1">anticipation of the great happiness of the following Sunday when they would </text:span><text:span text:style-name="T1">be married in St. Louis.</text:span><text:span text:style-name="T3"> [RG] was strongly attracted to St. Louis because </text:span><text:span text:style-name="T3">Lindbergh had left from there in the "Spirit of St. Louis,"</text:span><text:span text:style-name="T1"> on his successful </text:span><text:span text:style-name="T1">flight. He thought it would be good luck to </text:span><text:span text:style-name="T2"><text:s/>marry in St. Louis and start from </text:span><text:span text:style-name="T2">there to New York </text:span><text:span text:style-name="T1">to spend their honeymoon.</text:span></text:p>
          </table:table-cell>
          <table:table-cell/>
        </table:table-row>
        <table:table-row table:style-name="ro7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40" office:value-type="string">
            <text:p><text:span text:style-name="T1"><text:s/></text:span><text:span text:style-name="T1">After Robert received this telephone message he was more hopeful. He </text:span><text:span text:style-name="T1">secured a morning newspaper and found the headlines filled with Lindbergh. </text:span><text:span text:style-name="T1">Read about the preparations for </text:span><text:span text:style-name="T3">Captain Lindbergh’s</text:span><text:span text:style-name="T1"> return to Washington </text:span><text:span text:style-name="T1">and New York and the plans for his reception. Of course, Robert had looked </text:span><text:span text:style-name="T1">forward to being there at that time and have Marie with him as his wife. He had </text:span><text:span text:style-name="T1">been looking forward to the day when his own dream would be realized and he </text:span><text:span text:style-name="T1">would build one of the greatest airships of the age.</text:span></text:p>
          </table:table-cell>
          <table:table-cell/>
        </table:table-row>
        <table:table-row table:style-name="ro70">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42" office:value-type="string">
            <text:p><text:span text:style-name="T1"><text:s/></text:span><text:span text:style-name="T1">Robert was still holding his Right Aeroplane stock, which he had bought at </text:span><text:span text:style-name="T3">31</text:span><text:span text:style-name="T1"> </text:span><text:span text:style-name="T1">on May 21st, the day that </text:span><text:span text:style-name="T3">Captain Lindbergh</text:span><text:span text:style-name="T1"> completed his successful flight </text:span><text:span text:style-name="T1">to Paris. He figured that he could make a great fortune by buying Right </text:span><text:span text:style-name="T1">Aeroplane stock and holding it for years and at the same time selling Major </text:span><text:span text:style-name="T1">Motors short. The markets in Wheat, Cotton, Major Motors and Right </text:span><text:span text:style-name="T1">Aeroplane were all doing just exactly as he had calculated they would. The fact </text:span><text:span text:style-name="T1">that he was making money on Right Aeroplane stock encouraged him to </text:span><text:span text:style-name="T1">continue his work on his own plane.</text:span></text:p>
          </table:table-cell>
          <table:table-cell/>
        </table:table-row>
        <table:table-row table:style-name="ro7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40" office:value-type="string">
            <text:p><text:span text:style-name="T1"><text:s/></text:span><text:span text:style-name="T1">Robert awoke on Tuesday morning feeling much better, had his breakfast </text:span><text:span text:style-name="T1">early, bought the newspaper and read all about the receptions being planned </text:span><text:span text:style-name="T1">for </text:span><text:span text:style-name="T3">Colonel Lindbergh</text:span><text:span text:style-name="T1"> and again the wish stole into his heart and the hope </text:span><text:span text:style-name="T1">was revived that in some way Marie might be with him when Lindbergh arrived </text:span><text:span text:style-name="T1">in New York. Later in the day he received telegrams at his hotel from his </text:span><text:span text:style-name="T1">broker, advising of the purchase of October and December cotton and also the </text:span><text:span text:style-name="T1">purchase of July wheat.</text:span></text:p>
          </table:table-cell>
          <table:table-cell/>
        </table:table-row>
        <table:table-row table:style-name="ro70">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40" office:value-type="string">
            <text:p><text:span text:style-name="T1"><text:s/></text:span><text:span text:style-name="T1">A little later in the day Robert received a long telegram from Mr. Kennelworth, </text:span><text:span text:style-name="T1">congratulating him on his birthday and offering words of encouragement, also </text:span><text:span text:style-name="T1">telling Robert that </text:span><text:span text:style-name="T3">he expected to leave Texarkana on Friday night, June </text:span><text:span text:style-name="T3">10th, and arrive in St. Louis some time in the morning</text:span><text:span text:style-name="T1"> and that Robert </text:span><text:span text:style-name="T1">should be ready to start with him to </text:span><text:span text:style-name="T3">New York</text:span><text:span text:style-name="T1">, as he wanted to be there when </text:span><text:span text:style-name="T3">Lindbergh</text:span><text:span text:style-name="T1"> arrived. Robert received another telegram from his mother </text:span><text:span text:style-name="T1">congratulating him on his birthday and wishing him every success and </text:span><text:span text:style-name="T1">happiness.</text:span></text:p>
          </table:table-cell>
          <table:table-cell/>
        </table:table-row>
        <table:table-row table:style-name="ro99">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ext:span><text:span text:style-name="T1">the future and carry out his plans, living faithful to Marie. On his arrival at the </text:span><text:span text:style-name="T1">hotel, he received a telegram from Mr. Kennelworth, reading:</text:span></text:p>
            <text:p><text:span text:style-name="T55">LEAVING ON THE SUNSHINE SPECIAL TONIGHT [June 10, 1927] ARRIVE ST. LOUIS</text:span></text:p>
            <text:p><text:span text:style-name="T55">SATURDAY MORNING [June 11, 1927] BE READY TO LEAVE IMMEDIATELY WITH ME</text:span></text:p>
            <text:p><text:span text:style-name="T55">FOR NEW YORK.</text:span><text:span text:style-name="T2"> Robert was more cheerful after reading this message because </text:span><text:span text:style-name="T1">since Marie’s disappearance he had not met a man or woman he had ever </text:span><text:span text:style-name="T1">known before. Mr. Kennelworth was a dear friend of his and it would be very </text:span><text:span text:style-name="T1">comforting to meet him and talk over his troubles. He was also anxious to meet </text:span><text:span text:style-name="T1">his old pal, Walter Kennelworth, so he decided to get ready to go on to New </text:span><text:span text:style-name="T1">York. The big reception for </text:span><text:span text:style-name="T3">Colonel Charles A. Lindbergh</text:span><text:span text:style-name="T1"> was planned and </text:span><text:span text:style-name="T1">would take place in New York on </text:span><text:span text:style-name="T3">Monday, June 13</text:span><text:span text:style-name="T43">th</text:span><text:span text:style-name="T3"> [1927]</text:span><text:span text:style-name="T1">, and he wanted to </text:span><text:span text:style-name="T1">be there, but every time he thought of anything that would give him happiness </text:span><text:span text:style-name="T1">or pleasure, he thought of Marie and knew that without her it would not mean </text:span><text:span text:style-name="T1">as much to him. Still he hoped Marie might appear or that some news of her </text:span><text:span text:style-name="T1">might be received before he left. He wanted to see </text:span><text:span text:style-name="T3">Captain Lindbergh</text:span><text:span text:style-name="T1"> and </text:span><text:span text:style-name="T1">his plane, </text:span><text:span text:style-name="T3">“The Spirit of St. Louis,”</text:span><text:span text:style-name="T1"> for Robert was dreaming of the day when </text:span><text:span text:style-name="T1">he would complete his own great plane according to Ezekiel’s plan.</text:span></text:p>
          </table:table-cell>
          <table:table-cell/>
        </table:table-row>
        <table:table-row table:style-name="ro78">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40" office:value-type="string">
            <text:p><text:span text:style-name="T1">On the following day, Monday, June 13th, Mr. Kennelworth, Robert and Walter </text:span><text:span text:style-name="T1">arose early to be ready for </text:span><text:span text:style-name="T3">Colonel Lindbergh’s</text:span><text:span text:style-name="T1"> triumphant march up </text:span><text:span text:style-name="T1">Broadway. Robert was very enthusiastic about it and talked about what a great </text:span><text:span text:style-name="T1">achievement it was and what it meant to the world, especially to the United </text:span><text:span text:style-name="T1">States. Walter told him that they must get busy and start to lay out the plans to </text:span><text:span text:style-name="T1">build Robert’s great airplane. </text:span><text:span text:style-name="T2"><text:s/>Thru all the surging crowds, he </text:span><text:span text:style-name="T1">stared in the </text:span><text:span text:style-name="T1">face of every woman, hoping that Marie, if she was alive, might have decided </text:span><text:span text:style-name="T1">to come to New York for the </text:span><text:span text:style-name="T4">Lindbergh</text:span><text:span text:style-name="T1"> reception. It was a great day for </text:span><text:span text:style-name="T3">Colonel Lindbergh</text:span><text:span text:style-name="T1">, and a great day for Robert, because it encouraged his </text:span><text:span text:style-name="T1">hope for the day, and believed it would come to pass when airplanes would </text:span><text:span text:style-name="T1">conquer the world and bring universal peace.</text:span></text:p>
          </table:table-cell>
          <table:table-cell/>
        </table:table-row>
        <table:table-row table:style-name="ro70">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40" office:value-type="string">
            <text:p><text:span text:style-name="T1"><text:s/></text:span><text:span text:style-name="T1">A few days after New York’s reception to </text:span><text:span text:style-name="T3">Colonel Lindbergh</text:span><text:span text:style-name="T1">, Robert decided </text:span><text:span text:style-name="T1">to get down to business. He visited his brokers in Wall Street, talked over the </text:span><text:span text:style-name="T1">market situation and found that they did not agree with his ideas and views. </text:span><text:span text:style-name="T1">Decided to open an office at 69 Wall Street, and Walter was to work with him </text:span><text:span text:style-name="T1">when he had time from his studies. They consulted about a</text:span></text:p>
            <text:p><text:span text:style-name="T1">stenographer or office assistant. Walter had met Miss Edna Quinton, a very </text:span><text:span text:style-name="T1">talented girl, whom he thought was the most competent he had ever known, so </text:span><text:span text:style-name="T1">Robert gave her a position in his office.</text:span></text:p>
          </table:table-cell>
          <table:table-cell/>
        </table:table-row>
        <table:table-row table:style-name="ro100">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41" office:value-type="string">
            <text:p><text:span text:style-name="T1"><text:s/></text:span><text:span text:style-name="T1">His first airplane (</text:span><text:span text:style-name="T3">St. Marie</text:span><text:span text:style-name="T1">) was now completed, -- a small one according to </text:span><text:span text:style-name="T1">the plan laid down by Ezekiel in the Bible. The plane had four wings and could </text:span><text:span text:style-name="T1">fly on either one of its four sides. It had a new motor with 12 cylinders and </text:span><text:span text:style-name="T1">could be operated either with gas, electricity or compressed air. He had </text:span><text:span text:style-name="T1">constructed a wheel within a wheel so that he could lower his plane and land </text:span><text:span text:style-name="T1">anywhere he chose and could rise straight up. One motor had a propeller in </text:span><text:span text:style-name="T1">the center of the plane to lift it up while the other motor started its direct </text:span><text:span text:style-name="T1">motion. He could drive his plane backwards or forwards. It was a great </text:span><text:span text:style-name="T1">success and the boy wizard of Wall Street was now hailed as </text:span><text:span text:style-name="T3">a new </text:span><text:span text:style-name="T3">Lindbergh of the air</text:span><text:span text:style-name="T1">. There was an extra motor built with a collapsible </text:span><text:span text:style-name="T1">propeller so that he could shift it from the center of the airplane to the tail, </text:span><text:span text:style-name="T1">enabling it to go backward or forward as he willed. The wings were so </text:span><text:span text:style-name="T1">arranged that they could either re</text:span><text:span text:style-name="T2">main stationary or be set in motion up or </text:span><text:span text:style-name="T2">down by </text:span><text:span text:style-name="T1">motor. This was a new and valuable feature in the construction of </text:span><text:span text:style-name="T1">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text:span><text:span text:style-name="T1">received with great honor. </text:span><text:span text:style-name="T3">Japan was very much interested in his new </text:span><text:span text:style-name="T3">plane and in his muffler. </text:span><text:span text:style-name="T1">The Japanese Government quickly closed a deal </text:span><text:span text:style-name="T1">and </text:span><text:span text:style-name="T3">bought his invention</text:span><text:span text:style-name="T1"> for a large sum of money. <text:s/></text:span><text:span text:style-name="T2"><text:s/>He returned to New </text:span><text:span text:style-name="T2">York </text:span><text:span text:style-name="T1">in the </text:span><text:span text:style-name="T3">Summer of 1928 </text:span><text:span text:style-name="T1">and was now reputed as being worth more than </text:span><text:span text:style-name="T1">a million dollars, after making more successful deals in stocks, cotton and </text:span><text:span text:style-name="T1">wheat.</text:span></text:p>
          </table:table-cell>
          <table:table-cell/>
        </table:table-row>
        <table:table-row table:style-name="ro7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44"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text:span><text:span text:style-name="T5">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40" office:value-type="string">
            <text:p><text:span text:style-name="T1"><text:s/></text:span><text:span text:style-name="T58">[Supreme Commander Gordon]</text:span><text:span text:style-name="T1"> left Berlin and was in Paris in a short time. France </text:span><text:span text:style-name="T1">had sent thousands of her planes into the air signaling the "Marie." They could </text:span><text:span text:style-name="T1">not see her and Supreme Commander Gordon communicated with them by </text:span><text:span text:style-name="T1">radio and </text:span><text:span text:style-name="T3">anchored near the same spot where Lindbergh had landed over </text:span><text:span text:style-name="T3">five years before.</text:span></text:p>
          </table:table-cell>
          <table:table-cell/>
        </table:table-row>
        <table:table-row table:style-name="ro1" table:number-rows-repeated="1048556">
          <table:table-cell table:number-columns-repeated="6"/>
        </table:table-row>
        <table:table-row table:style-name="ro1">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1/10/2013</text:date>, <text:time>14:05: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1-10T14:05:30</dc:date>
    <meta:editing-duration>P13DT10H16M46S</meta:editing-duration>
    <meta:editing-cycles>131</meta:editing-cycles>
    <meta:generator>LibreOffice/3.4$Unix LibreOffice_project/340m1$Build-1505</meta:generator>
    <dc:creator>Ryan </dc:creator>
    <meta:document-statistic meta:table-count="23" meta:cell-count="2353" meta:object-count="0"/>
  </office:meta>
</office:document-meta>
</file>